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ting Step</text:p>
      <text:p text:style-name="P1">RGB</text:p>
      <text:p text:style-name="P1">06/16/16</text:p>
      <text:p text:style-name="P1"/>
      <text:p text:style-name="Standard"/>
      <text:p text:style-name="Standard"/>
      <text:p text:style-name="Standard"><text:s/></text:p>
      <text:p text:style-name="Standard">0 800000 packed e22247c r e2 g 89 b 7c <text:s/>22400</text:p>
      <text:p text:style-name="Standard">1 800001 packed de22083 r de g 88 b 83 <text:s/>22000</text:p>
      <text:p text:style-name="Standard">2 800002 packed e221475 r e2 g 85 b 75 <text:s/>21400</text:p>
      <text:p text:style-name="Standard">3 800003 packed e32207b r e3 g 88 b 7b <text:s/>22000</text:p>
      <text:p text:style-name="Standard">Given 3 RGB packed pixel at location 0x800001, 0x800002, and 0x800003 of sdram. </text:p>
      <text:p text:style-name="Standard">1 ptr 7eb8c334 de22083 de00000 22000 83</text:p>
      <text:p text:style-name="Standard">2 ptr 7eb8c338 e221475 e200000 21400 75</text:p>
      <text:p text:style-name="Standard">3 ptr 7eb8c33c e32207b e300000 22000 7b</text:p>
      <text:p text:style-name="Standard"/>
      <text:p text:style-name="Standard"><text:s text:c="49"/>2 <text:s text:c="3"/>-3 <text:s text:c="3"/>-10</text:p>
      <text:p text:style-name="Standard"><text:s text:c="5"/>1 <text:s text:c="7"/>2 <text:s text:c="8"/>3 <text:s text:c="2"/>even sample</text:p>
      <text:p text:style-name="Standard">0xde22083 0xe221475 0xe32207b even lift 0x27f5f6 0x2 0x1fd 0x1f6</text:p>
      <text:p text:style-name="Standard">red pixel dwt </text:p>
      <text:p text:style-name="Standard">a.dwt_r = a.s -((a.l+a.r)&gt;&gt;1);</text:p>
      <text:p text:style-name="Standard">3 l de s e2 r e3 dwt 2 2</text:p>
      <text:p text:style-name="Standard">2 2</text:p>
      <text:p text:style-name="Standard"/>
      <text:p text:style-name="Standard"/>
      <text:p text:style-name="Standard">Green pixel dwt</text:p>
      <text:p text:style-name="Standard">a.dwt_g = a.s -((a.l+a.r)&gt;&gt;1);</text:p>
      <text:p text:style-name="Standard">2 l 88 s 85 r 88 dwt 1fd 1fd</text:p>
      <text:p text:style-name="Standard">fffffffd -3</text:p>
      <text:p text:style-name="Standard"/>
      <text:p text:style-name="Standard">blue pixel dwt</text:p>
      <text:p text:style-name="Standard"/>
      <text:p text:style-name="Standard">a.dwt_b = a.s -((a.l+a.r)&gt;&gt;1);</text:p>
      <text:p text:style-name="Standard">1 l 83 s 75 r 7b dwt fffffff6 1f6</text:p>
      <text:p text:style-name="Standard">fffffff6 -10</text:p>
      <text:p text:style-name="Standard"/>
      <text:p text:style-name="Standard"/>
      <text:p text:style-name="Standard"/>
      <text:p text:style-name="Standard"/>
      <text:p text:style-name="Standard">2 ptr 7eb8c338 27f5f6 200000 7f400 1f6</text:p>
      <text:p text:style-name="Standard"/>
      <text:p text:style-name="Standard">0 ptr 7ec4d338 27f5fe 200000 7f400 1fe</text:p>
      <text:p text:style-name="Standard">1 ptr 7ec4d33c 727f5ff 7200000 7f400 1ff</text:p>
      <text:p text:style-name="Standard">2 ptr 7ec4d340 777f5ff 7700000 7f400 1ff</text:p>
      <text:p text:style-name="Standard"><text:s text:c="5"/>0 <text:s text:c="7"/>1 <text:s text:c="8"/>2 <text:s text:c="2"/>odd sample</text:p>
      <text:p text:style-name="Standard">0xe22247c 0xde22083 0xe221475 </text:p>
      <text:p text:style-name="Standard">0xe22247c 0xde22083 0x027f5f6 </text:p>
      <text:p text:style-name="Standard"/>
      <text:p text:style-name="Standard">Over flow locations</text:p>
      <text:p text:style-name="Standard"><text:soft-page-break/>56 values are greater than 255 </text:p>
      <text:p text:style-name="Standard">The value of the 117 is most error location</text:p>
      <text:p text:style-name="Standard">with location b or less</text:p>
      <text:p text:style-name="Standard">Only errors occur in red pixel</text:p>
      <text:p text:style-name="Standard"/>
      <text:p text:style-name="Standard">*******1</text:p>
      <text:p text:style-name="Standard">1 l e2 s de r 2 dwt 117 117 11700000</text:p>
      <text:p text:style-name="Standard">*******2</text:p>
      <text:p text:style-name="Standard">6879 l 1 s fe r a dwt 101 101 10100000</text:p>
      <text:p text:style-name="Standard">*******3</text:p>
      <text:p text:style-name="Standard">7135 l 1 s fe r 7 dwt 100 100 10000000</text:p>
      <text:p text:style-name="Standard">*******4</text:p>
      <text:p text:style-name="Standard">7393 l 2 s fd r a dwt 100 100 10000000</text:p>
      <text:p text:style-name="Standard">*******5</text:p>
      <text:p text:style-name="Standard">7649 l ffffffff s ff r 1f dwt 107 107 10700000</text:p>
      <text:p text:style-name="Standard">*******6</text:p>
      <text:p text:style-name="Standard">7905 l 1 s ff r 2e dwt 10b 10b 10b00000</text:p>
      <text:p text:style-name="Standard">*******7</text:p>
      <text:p text:style-name="Standard">8161 l 0 s fe r 30 dwt 10a 10a 10a00000</text:p>
      <text:p text:style-name="Standard">*******8</text:p>
      <text:p text:style-name="Standard">8413 l 7 s fe r 0 dwt 100 100 10000000</text:p>
      <text:p text:style-name="Standard">*******9</text:p>
      <text:p text:style-name="Standard">8415 l 0 s ff r 9 dwt 101 101 10100000</text:p>
      <text:p text:style-name="Standard">*******10</text:p>
      <text:p text:style-name="Standard">8669 l a s ff r 0 dwt 102 102 10200000</text:p>
      <text:p text:style-name="Standard">*******11</text:p>
      <text:p text:style-name="Standard">8671 l 0 s ff r 24 dwt 108 108 10800000</text:p>
      <text:p text:style-name="Standard">*******12</text:p>
      <text:p text:style-name="Standard">8705 l 51 s ed r 2 dwt 102 102 10200000</text:p>
      <text:p text:style-name="Standard">*******13</text:p>
      <text:p text:style-name="Standard">8925 l 5 s ff r 6 dwt 102 102 10200000</text:p>
      <text:p text:style-name="Standard">*******14</text:p>
      <text:p text:style-name="Standard">8961 l 56 s ed r 2 dwt 103 103 10300000</text:p>
      <text:p text:style-name="Standard">*******15</text:p>
      <text:p text:style-name="Standard">9181 l 2 s fa r 21 dwt 103 103 10300000</text:p>
      <text:p text:style-name="Standard">*******16</text:p>
      <text:p text:style-name="Standard">9217 l 4e s ef r 2 dwt 103 103 10300000</text:p>
      <text:p text:style-name="Standard">*******17</text:p>
      <text:p text:style-name="Standard">15567 l 4 s f4 r 2f dwt 101 101 10100000</text:p>
      <text:p text:style-name="Standard">*******18</text:p>
      <text:p text:style-name="Standard">15823 l 2 s f6 r 34 dwt 104 104 10400000</text:p>
      <text:p text:style-name="Standard">*******19</text:p>
      <text:p text:style-name="Standard">15935 l 1d s fb r 5 dwt 104 104 10400000</text:p>
      <text:p text:style-name="Standard">*******20</text:p>
      <text:p text:style-name="Standard">16079 l 1 s f8 r 2f dwt 104 104 10400000</text:p>
      <text:p text:style-name="Standard">*******21</text:p>
      <text:p text:style-name="Standard">16191 l 1f s f9 r c dwt 104 104 10400000</text:p>
      <text:p text:style-name="Standard">*******22</text:p>
      <text:p text:style-name="Standard">16335 l ffffffff s f7 r 2d dwt 102 102 10200000</text:p>
      <text:p text:style-name="Standard"><text:soft-page-break/>*******23</text:p>
      <text:p text:style-name="Standard">16447 l 21 s f7 r 1 dwt 100 100 10000000</text:p>
      <text:p text:style-name="Standard">*******24</text:p>
      <text:p text:style-name="Standard">16591 l ffffffff s f5 r 2f dwt 101 101 10100000</text:p>
      <text:p text:style-name="Standard">*******25</text:p>
      <text:p text:style-name="Standard">16703 l 18 s f8 r 7 dwt 100 100 10000000</text:p>
      <text:p text:style-name="Standard">*******26</text:p>
      <text:p text:style-name="Standard">16847 l 2 s f5 r 2e dwt 101 101 10100000</text:p>
      <text:p text:style-name="Standard"/>
      <text:p text:style-name="Standard">most are less the 107</text:p>
      <text:p text:style-name="Standard"/>
      <text:p text:style-name="Standard">*******47</text:p>
      <text:p text:style-name="Standard">28483 l 1a s fe r 9 dwt 107 107 10700000</text:p>
      <text:p text:style-name="Standard"/>
      <text:p text:style-name="Standard">**************************shifted green and red values****************</text:p>
      <text:p text:style-name="Standard">#include &lt;stdio.h&gt;</text:p>
      <text:p text:style-name="Standard"/>
      <text:p text:style-name="Standard">int twos_comp(int lsr) {</text:p>
      <text:p text:style-name="Standard"><text:tab/>if (lsr &gt; 256) {</text:p>
      <text:p text:style-name="Standard"><text:tab/><text:tab/>return lsr - 512;</text:p>
      <text:p text:style-name="Standard"><text:tab/>}</text:p>
      <text:p text:style-name="Standard"><text:tab/>else { </text:p>
      <text:p text:style-name="Standard"><text:tab/> <text:s text:c="3"/>return lsr;</text:p>
      <text:p text:style-name="Standard"><text:s text:c="4"/>}<text:tab/></text:p>
      <text:p text:style-name="Standard">}</text:p>
      <text:p text:style-name="Standard">void main(void) {</text:p>
      <text:p text:style-name="Standard">int i;</text:p>
      <text:p text:style-name="Standard">for (i=1; i&lt;256;i++) {</text:p>
      <text:p text:style-name="Standard">printf("green\n");</text:p>
      <text:p text:style-name="Standard">printf("%d 0x%x 0x%x 0x%x \n",-i,-i,twos_comp(-i)&amp;0x1ff,(twos_comp(-i)&amp;0x1ff)&lt;&lt;10);</text:p>
      <text:p text:style-name="Standard">printf("red\n");</text:p>
      <text:p text:style-name="Standard">printf("%d 0x%x 0x%x 0x%x \n",-i,-i,twos_comp(-i)&amp;0x1ff,(twos_comp(-i)&amp;0x1ff)&lt;&lt;20);</text:p>
      <text:p text:style-name="Standard">}</text:p>
      <text:p text:style-name="Standard">for (i=0; i&lt;256;i++) {</text:p>
      <text:p text:style-name="Standard">printf("green\n");<text:tab/></text:p>
      <text:p text:style-name="Standard">printf("%d 0x%x 0x%x \n",i,i,i&lt;&lt;10);</text:p>
      <text:p text:style-name="Standard">printf("red\n");</text:p>
      <text:p text:style-name="Standard">printf("%d 0x%x 0x%x \n",i,i,i&lt;&lt;20);</text:p>
      <text:p text:style-name="Standard">}</text:p>
      <text:p text:style-name="Standard"/>
      <text:p text:style-name="Standard"/>
      <text:p text:style-name="Standard">}</text:p>
      <text:p text:style-name="Standard">**************************shifted green and red values****************</text:p>
      <text:p text:style-name="Standard">green</text:p>
      <text:p text:style-name="Standard">-1 0xffffffff 0x1ff 0x7fc00 </text:p>
      <text:p text:style-name="Standard">red</text:p>
      <text:p text:style-name="Standard">-1 0xffffffff 0x1ff 0x1ff00000 </text:p>
      <text:p text:style-name="Standard">green</text:p>
      <text:p text:style-name="Standard">-2 0xfffffffe 0x1fe 0x7f800 </text:p>
      <text:p text:style-name="Standard"><text:soft-page-break/>red</text:p>
      <text:p text:style-name="Standard">-2 0xfffffffe 0x1fe 0x1fe00000 </text:p>
      <text:p text:style-name="Standard">green</text:p>
      <text:p text:style-name="Standard">-3 0xfffffffd 0x1fd 0x7f400 </text:p>
      <text:p text:style-name="Standard">red</text:p>
      <text:p text:style-name="Standard">-3 0xfffffffd 0x1fd 0x1fd00000 </text:p>
      <text:p text:style-name="Standard">green</text:p>
      <text:p text:style-name="Standard">-4 0xfffffffc 0x1fc 0x7f000 </text:p>
      <text:p text:style-name="Standard">red</text:p>
      <text:p text:style-name="Standard">-4 0xfffffffc 0x1fc 0x1fc00000 </text:p>
      <text:p text:style-name="Standard">green</text:p>
      <text:p text:style-name="Standard">-5 0xfffffffb 0x1fb 0x7ec00 </text:p>
      <text:p text:style-name="Standard">red</text:p>
      <text:p text:style-name="Standard">-5 0xfffffffb 0x1fb 0x1fb00000 </text:p>
      <text:p text:style-name="Standard">green</text:p>
      <text:p text:style-name="Standard">-6 0xfffffffa 0x1fa 0x7e800 </text:p>
      <text:p text:style-name="Standard">red</text:p>
      <text:p text:style-name="Standard">-6 0xfffffffa 0x1fa 0x1fa00000 </text:p>
      <text:p text:style-name="Standard">green</text:p>
      <text:p text:style-name="Standard">-7 0xfffffff9 0x1f9 0x7e400 </text:p>
      <text:p text:style-name="Standard">red</text:p>
      <text:p text:style-name="Standard">-7 0xfffffff9 0x1f9 0x1f900000 </text:p>
      <text:p text:style-name="Standard">green</text:p>
      <text:p text:style-name="Standard">-8 0xfffffff8 0x1f8 0x7e000 </text:p>
      <text:p text:style-name="Standard">red</text:p>
      <text:p text:style-name="Standard">-8 0xfffffff8 0x1f8 0x1f800000 </text:p>
      <text:p text:style-name="Standard">green</text:p>
      <text:p text:style-name="Standard">-9 0xfffffff7 0x1f7 0x7dc00 </text:p>
      <text:p text:style-name="Standard">red</text:p>
      <text:p text:style-name="Standard">-9 0xfffffff7 0x1f7 0x1f700000 </text:p>
      <text:p text:style-name="Standard">green</text:p>
      <text:p text:style-name="Standard">-10 0xfffffff6 0x1f6 0x7d800 </text:p>
      <text:p text:style-name="Standard">red</text:p>
      <text:p text:style-name="Standard">-10 0xfffffff6 0x1f6 0x1f600000 </text:p>
      <text:p text:style-name="Standard">green</text:p>
      <text:p text:style-name="Standard">-11 0xfffffff5 0x1f5 0x7d400 </text:p>
      <text:p text:style-name="Standard">red</text:p>
      <text:p text:style-name="Standard">-11 0xfffffff5 0x1f5 0x1f500000 </text:p>
      <text:p text:style-name="Standard">green</text:p>
      <text:p text:style-name="Standard">-12 0xfffffff4 0x1f4 0x7d000 </text:p>
      <text:p text:style-name="Standard">red</text:p>
      <text:p text:style-name="Standard">-12 0xfffffff4 0x1f4 0x1f400000 </text:p>
      <text:p text:style-name="Standard">green</text:p>
      <text:p text:style-name="Standard">-13 0xfffffff3 0x1f3 0x7cc00 </text:p>
      <text:p text:style-name="Standard">red</text:p>
      <text:p text:style-name="Standard">-13 0xfffffff3 0x1f3 0x1f300000 </text:p>
      <text:p text:style-name="Standard">green</text:p>
      <text:p text:style-name="Standard">-14 0xfffffff2 0x1f2 0x7c800 </text:p>
      <text:p text:style-name="Standard">red</text:p>
      <text:p text:style-name="Standard"><text:soft-page-break/>-14 0xfffffff2 0x1f2 0x1f200000 </text:p>
      <text:p text:style-name="Standard">green</text:p>
      <text:p text:style-name="Standard">-15 0xfffffff1 0x1f1 0x7c400 </text:p>
      <text:p text:style-name="Standard">red</text:p>
      <text:p text:style-name="Standard">-15 0xfffffff1 0x1f1 0x1f100000 </text:p>
      <text:p text:style-name="Standard">green</text:p>
      <text:p text:style-name="Standard">-16 0xfffffff0 0x1f0 0x7c000 </text:p>
      <text:p text:style-name="Standard">red</text:p>
      <text:p text:style-name="Standard">-16 0xfffffff0 0x1f0 0x1f000000 </text:p>
      <text:p text:style-name="Standard">green</text:p>
      <text:p text:style-name="Standard">-17 0xffffffef 0x1ef 0x7bc00 </text:p>
      <text:p text:style-name="Standard">red</text:p>
      <text:p text:style-name="Standard">-17 0xffffffef 0x1ef 0x1ef00000 </text:p>
      <text:p text:style-name="Standard">green</text:p>
      <text:p text:style-name="Standard">-18 0xffffffee 0x1ee 0x7b800 </text:p>
      <text:p text:style-name="Standard">red</text:p>
      <text:p text:style-name="Standard">-18 0xffffffee 0x1ee 0x1ee00000 </text:p>
      <text:p text:style-name="Standard">green</text:p>
      <text:p text:style-name="Standard">-19 0xffffffed 0x1ed 0x7b400 </text:p>
      <text:p text:style-name="Standard">red</text:p>
      <text:p text:style-name="Standard">-19 0xffffffed 0x1ed 0x1ed00000 </text:p>
      <text:p text:style-name="Standard">green</text:p>
      <text:p text:style-name="Standard">-20 0xffffffec 0x1ec 0x7b000 </text:p>
      <text:p text:style-name="Standard">red</text:p>
      <text:p text:style-name="Standard">-20 0xffffffec 0x1ec 0x1ec00000 </text:p>
      <text:p text:style-name="Standard">green</text:p>
      <text:p text:style-name="Standard">-21 0xffffffeb 0x1eb 0x7ac00 </text:p>
      <text:p text:style-name="Standard">red</text:p>
      <text:p text:style-name="Standard">-21 0xffffffeb 0x1eb 0x1eb00000 </text:p>
      <text:p text:style-name="Standard">green</text:p>
      <text:p text:style-name="Standard">-22 0xffffffea 0x1ea 0x7a800 </text:p>
      <text:p text:style-name="Standard">red</text:p>
      <text:p text:style-name="Standard">-22 0xffffffea 0x1ea 0x1ea00000 </text:p>
      <text:p text:style-name="Standard">green</text:p>
      <text:p text:style-name="Standard">-23 0xffffffe9 0x1e9 0x7a400 </text:p>
      <text:p text:style-name="Standard">red</text:p>
      <text:p text:style-name="Standard">-23 0xffffffe9 0x1e9 0x1e900000 </text:p>
      <text:p text:style-name="Standard">green</text:p>
      <text:p text:style-name="Standard">-24 0xffffffe8 0x1e8 0x7a000 </text:p>
      <text:p text:style-name="Standard">red</text:p>
      <text:p text:style-name="Standard">-24 0xffffffe8 0x1e8 0x1e800000 </text:p>
      <text:p text:style-name="Standard">green</text:p>
      <text:p text:style-name="Standard">-25 0xffffffe7 0x1e7 0x79c00 </text:p>
      <text:p text:style-name="Standard">red</text:p>
      <text:p text:style-name="Standard">-25 0xffffffe7 0x1e7 0x1e700000 </text:p>
      <text:p text:style-name="Standard">green</text:p>
      <text:p text:style-name="Standard">-26 0xffffffe6 0x1e6 0x79800 </text:p>
      <text:p text:style-name="Standard">red</text:p>
      <text:p text:style-name="Standard">-26 0xffffffe6 0x1e6 0x1e600000 </text:p>
      <text:p text:style-name="Standard"><text:soft-page-break/>green</text:p>
      <text:p text:style-name="Standard">-27 0xffffffe5 0x1e5 0x79400 </text:p>
      <text:p text:style-name="Standard">red</text:p>
      <text:p text:style-name="Standard">-27 0xffffffe5 0x1e5 0x1e500000 </text:p>
      <text:p text:style-name="Standard">green</text:p>
      <text:p text:style-name="Standard">-28 0xffffffe4 0x1e4 0x79000 </text:p>
      <text:p text:style-name="Standard">red</text:p>
      <text:p text:style-name="Standard">-28 0xffffffe4 0x1e4 0x1e400000 </text:p>
      <text:p text:style-name="Standard">green</text:p>
      <text:p text:style-name="Standard">-29 0xffffffe3 0x1e3 0x78c00 </text:p>
      <text:p text:style-name="Standard">red</text:p>
      <text:p text:style-name="Standard">-29 0xffffffe3 0x1e3 0x1e300000 </text:p>
      <text:p text:style-name="Standard">green</text:p>
      <text:p text:style-name="Standard">-30 0xffffffe2 0x1e2 0x78800 </text:p>
      <text:p text:style-name="Standard">red</text:p>
      <text:p text:style-name="Standard">-30 0xffffffe2 0x1e2 0x1e200000 </text:p>
      <text:p text:style-name="Standard">green</text:p>
      <text:p text:style-name="Standard">-31 0xffffffe1 0x1e1 0x78400 </text:p>
      <text:p text:style-name="Standard">red</text:p>
      <text:p text:style-name="Standard">-31 0xffffffe1 0x1e1 0x1e100000 </text:p>
      <text:p text:style-name="Standard">green</text:p>
      <text:p text:style-name="Standard">-32 0xffffffe0 0x1e0 0x78000 </text:p>
      <text:p text:style-name="Standard">red</text:p>
      <text:p text:style-name="Standard">-32 0xffffffe0 0x1e0 0x1e000000 </text:p>
      <text:p text:style-name="Standard">green</text:p>
      <text:p text:style-name="Standard">-33 0xffffffdf 0x1df 0x77c00 </text:p>
      <text:p text:style-name="Standard">red</text:p>
      <text:p text:style-name="Standard">-33 0xffffffdf 0x1df 0x1df00000 </text:p>
      <text:p text:style-name="Standard">green</text:p>
      <text:p text:style-name="Standard">-34 0xffffffde 0x1de 0x77800 </text:p>
      <text:p text:style-name="Standard">red</text:p>
      <text:p text:style-name="Standard">-34 0xffffffde 0x1de 0x1de00000 </text:p>
      <text:p text:style-name="Standard">green</text:p>
      <text:p text:style-name="Standard">-35 0xffffffdd 0x1dd 0x77400 </text:p>
      <text:p text:style-name="Standard">red</text:p>
      <text:p text:style-name="Standard">-35 0xffffffdd 0x1dd 0x1dd00000 </text:p>
      <text:p text:style-name="Standard">green</text:p>
      <text:p text:style-name="Standard">-36 0xffffffdc 0x1dc 0x77000 </text:p>
      <text:p text:style-name="Standard">red</text:p>
      <text:p text:style-name="Standard">-36 0xffffffdc 0x1dc 0x1dc00000 </text:p>
      <text:p text:style-name="Standard">green</text:p>
      <text:p text:style-name="Standard">-37 0xffffffdb 0x1db 0x76c00 </text:p>
      <text:p text:style-name="Standard">red</text:p>
      <text:p text:style-name="Standard">-37 0xffffffdb 0x1db 0x1db00000 </text:p>
      <text:p text:style-name="Standard">green</text:p>
      <text:p text:style-name="Standard">-38 0xffffffda 0x1da 0x76800 </text:p>
      <text:p text:style-name="Standard">red</text:p>
      <text:p text:style-name="Standard">-38 0xffffffda 0x1da 0x1da00000 </text:p>
      <text:p text:style-name="Standard">green</text:p>
      <text:p text:style-name="Standard"><text:soft-page-break/>-39 0xffffffd9 0x1d9 0x76400 </text:p>
      <text:p text:style-name="Standard">red</text:p>
      <text:p text:style-name="Standard">-39 0xffffffd9 0x1d9 0x1d900000 </text:p>
      <text:p text:style-name="Standard">green</text:p>
      <text:p text:style-name="Standard">-40 0xffffffd8 0x1d8 0x76000 </text:p>
      <text:p text:style-name="Standard">red</text:p>
      <text:p text:style-name="Standard">-40 0xffffffd8 0x1d8 0x1d800000 </text:p>
      <text:p text:style-name="Standard">green</text:p>
      <text:p text:style-name="Standard">-41 0xffffffd7 0x1d7 0x75c00 </text:p>
      <text:p text:style-name="Standard">red</text:p>
      <text:p text:style-name="Standard">-41 0xffffffd7 0x1d7 0x1d700000 </text:p>
      <text:p text:style-name="Standard">green</text:p>
      <text:p text:style-name="Standard">-42 0xffffffd6 0x1d6 0x75800 </text:p>
      <text:p text:style-name="Standard">red</text:p>
      <text:p text:style-name="Standard">-42 0xffffffd6 0x1d6 0x1d600000 </text:p>
      <text:p text:style-name="Standard">green</text:p>
      <text:p text:style-name="Standard">-43 0xffffffd5 0x1d5 0x75400 </text:p>
      <text:p text:style-name="Standard">red</text:p>
      <text:p text:style-name="Standard">-43 0xffffffd5 0x1d5 0x1d500000 </text:p>
      <text:p text:style-name="Standard">green</text:p>
      <text:p text:style-name="Standard">-44 0xffffffd4 0x1d4 0x75000 </text:p>
      <text:p text:style-name="Standard">red</text:p>
      <text:p text:style-name="Standard">-44 0xffffffd4 0x1d4 0x1d400000 </text:p>
      <text:p text:style-name="Standard">green</text:p>
      <text:p text:style-name="Standard">-45 0xffffffd3 0x1d3 0x74c00 </text:p>
      <text:p text:style-name="Standard">red</text:p>
      <text:p text:style-name="Standard">-45 0xffffffd3 0x1d3 0x1d300000 </text:p>
      <text:p text:style-name="Standard">green</text:p>
      <text:p text:style-name="Standard">-46 0xffffffd2 0x1d2 0x74800 </text:p>
      <text:p text:style-name="Standard">red</text:p>
      <text:p text:style-name="Standard">-46 0xffffffd2 0x1d2 0x1d200000 </text:p>
      <text:p text:style-name="Standard">green</text:p>
      <text:p text:style-name="Standard">-47 0xffffffd1 0x1d1 0x74400 </text:p>
      <text:p text:style-name="Standard">red</text:p>
      <text:p text:style-name="Standard">-47 0xffffffd1 0x1d1 0x1d100000 </text:p>
      <text:p text:style-name="Standard">green</text:p>
      <text:p text:style-name="Standard">-48 0xffffffd0 0x1d0 0x74000 </text:p>
      <text:p text:style-name="Standard">red</text:p>
      <text:p text:style-name="Standard">-48 0xffffffd0 0x1d0 0x1d000000 </text:p>
      <text:p text:style-name="Standard">green</text:p>
      <text:p text:style-name="Standard">-49 0xffffffcf 0x1cf 0x73c00 </text:p>
      <text:p text:style-name="Standard">red</text:p>
      <text:p text:style-name="Standard">-49 0xffffffcf 0x1cf 0x1cf00000 </text:p>
      <text:p text:style-name="Standard">green</text:p>
      <text:p text:style-name="Standard">-50 0xffffffce 0x1ce 0x73800 </text:p>
      <text:p text:style-name="Standard">red</text:p>
      <text:p text:style-name="Standard">-50 0xffffffce 0x1ce 0x1ce00000 </text:p>
      <text:p text:style-name="Standard">green</text:p>
      <text:p text:style-name="Standard">-51 0xffffffcd 0x1cd 0x73400 </text:p>
      <text:p text:style-name="Standard"><text:soft-page-break/>red</text:p>
      <text:p text:style-name="Standard">-51 0xffffffcd 0x1cd 0x1cd00000 </text:p>
      <text:p text:style-name="Standard">green</text:p>
      <text:p text:style-name="Standard">-52 0xffffffcc 0x1cc 0x73000 </text:p>
      <text:p text:style-name="Standard">red</text:p>
      <text:p text:style-name="Standard">-52 0xffffffcc 0x1cc 0x1cc00000 </text:p>
      <text:p text:style-name="Standard">green</text:p>
      <text:p text:style-name="Standard">-53 0xffffffcb 0x1cb 0x72c00 </text:p>
      <text:p text:style-name="Standard">red</text:p>
      <text:p text:style-name="Standard">-53 0xffffffcb 0x1cb 0x1cb00000 </text:p>
      <text:p text:style-name="Standard">green</text:p>
      <text:p text:style-name="Standard">-54 0xffffffca 0x1ca 0x72800 </text:p>
      <text:p text:style-name="Standard">red</text:p>
      <text:p text:style-name="Standard">-54 0xffffffca 0x1ca 0x1ca00000 </text:p>
      <text:p text:style-name="Standard">green</text:p>
      <text:p text:style-name="Standard">-55 0xffffffc9 0x1c9 0x72400 </text:p>
      <text:p text:style-name="Standard">red</text:p>
      <text:p text:style-name="Standard">-55 0xffffffc9 0x1c9 0x1c900000 </text:p>
      <text:p text:style-name="Standard">green</text:p>
      <text:p text:style-name="Standard">-56 0xffffffc8 0x1c8 0x72000 </text:p>
      <text:p text:style-name="Standard">red</text:p>
      <text:p text:style-name="Standard">-56 0xffffffc8 0x1c8 0x1c800000 </text:p>
      <text:p text:style-name="Standard">green</text:p>
      <text:p text:style-name="Standard">-57 0xffffffc7 0x1c7 0x71c00 </text:p>
      <text:p text:style-name="Standard">red</text:p>
      <text:p text:style-name="Standard">-57 0xffffffc7 0x1c7 0x1c700000 </text:p>
      <text:p text:style-name="Standard">green</text:p>
      <text:p text:style-name="Standard">-58 0xffffffc6 0x1c6 0x71800 </text:p>
      <text:p text:style-name="Standard">red</text:p>
      <text:p text:style-name="Standard">-58 0xffffffc6 0x1c6 0x1c600000 </text:p>
      <text:p text:style-name="Standard">green</text:p>
      <text:p text:style-name="Standard">-59 0xffffffc5 0x1c5 0x71400 </text:p>
      <text:p text:style-name="Standard">red</text:p>
      <text:p text:style-name="Standard">-59 0xffffffc5 0x1c5 0x1c500000 </text:p>
      <text:p text:style-name="Standard">green</text:p>
      <text:p text:style-name="Standard">-60 0xffffffc4 0x1c4 0x71000 </text:p>
      <text:p text:style-name="Standard">red</text:p>
      <text:p text:style-name="Standard">-60 0xffffffc4 0x1c4 0x1c400000 </text:p>
      <text:p text:style-name="Standard">green</text:p>
      <text:p text:style-name="Standard">-61 0xffffffc3 0x1c3 0x70c00 </text:p>
      <text:p text:style-name="Standard">red</text:p>
      <text:p text:style-name="Standard">-61 0xffffffc3 0x1c3 0x1c300000 </text:p>
      <text:p text:style-name="Standard">green</text:p>
      <text:p text:style-name="Standard">-62 0xffffffc2 0x1c2 0x70800 </text:p>
      <text:p text:style-name="Standard">red</text:p>
      <text:p text:style-name="Standard">-62 0xffffffc2 0x1c2 0x1c200000 </text:p>
      <text:p text:style-name="Standard">green</text:p>
      <text:p text:style-name="Standard">-63 0xffffffc1 0x1c1 0x70400 </text:p>
      <text:p text:style-name="Standard">red</text:p>
      <text:p text:style-name="Standard"><text:soft-page-break/>-63 0xffffffc1 0x1c1 0x1c100000 </text:p>
      <text:p text:style-name="Standard">green</text:p>
      <text:p text:style-name="Standard">-64 0xffffffc0 0x1c0 0x70000 </text:p>
      <text:p text:style-name="Standard">red</text:p>
      <text:p text:style-name="Standard">-64 0xffffffc0 0x1c0 0x1c000000 </text:p>
      <text:p text:style-name="Standard">green</text:p>
      <text:p text:style-name="Standard">-65 0xffffffbf 0x1bf 0x6fc00 </text:p>
      <text:p text:style-name="Standard">red</text:p>
      <text:p text:style-name="Standard">-65 0xffffffbf 0x1bf 0x1bf00000 </text:p>
      <text:p text:style-name="Standard">green</text:p>
      <text:p text:style-name="Standard">-66 0xffffffbe 0x1be 0x6f800 </text:p>
      <text:p text:style-name="Standard">red</text:p>
      <text:p text:style-name="Standard">-66 0xffffffbe 0x1be 0x1be00000 </text:p>
      <text:p text:style-name="Standard">green</text:p>
      <text:p text:style-name="Standard">-67 0xffffffbd 0x1bd 0x6f400 </text:p>
      <text:p text:style-name="Standard">red</text:p>
      <text:p text:style-name="Standard">-67 0xffffffbd 0x1bd 0x1bd00000 </text:p>
      <text:p text:style-name="Standard">green</text:p>
      <text:p text:style-name="Standard">-68 0xffffffbc 0x1bc 0x6f000 </text:p>
      <text:p text:style-name="Standard">red</text:p>
      <text:p text:style-name="Standard">-68 0xffffffbc 0x1bc 0x1bc00000 </text:p>
      <text:p text:style-name="Standard">green</text:p>
      <text:p text:style-name="Standard">-69 0xffffffbb 0x1bb 0x6ec00 </text:p>
      <text:p text:style-name="Standard">red</text:p>
      <text:p text:style-name="Standard">-69 0xffffffbb 0x1bb 0x1bb00000 </text:p>
      <text:p text:style-name="Standard">green</text:p>
      <text:p text:style-name="Standard">-70 0xffffffba 0x1ba 0x6e800 </text:p>
      <text:p text:style-name="Standard">red</text:p>
      <text:p text:style-name="Standard">-70 0xffffffba 0x1ba 0x1ba00000 </text:p>
      <text:p text:style-name="Standard">green</text:p>
      <text:p text:style-name="Standard">-71 0xffffffb9 0x1b9 0x6e400 </text:p>
      <text:p text:style-name="Standard">red</text:p>
      <text:p text:style-name="Standard">-71 0xffffffb9 0x1b9 0x1b900000 </text:p>
      <text:p text:style-name="Standard">green</text:p>
      <text:p text:style-name="Standard">-72 0xffffffb8 0x1b8 0x6e000 </text:p>
      <text:p text:style-name="Standard">red</text:p>
      <text:p text:style-name="Standard">-72 0xffffffb8 0x1b8 0x1b800000 </text:p>
      <text:p text:style-name="Standard">green</text:p>
      <text:p text:style-name="Standard">-73 0xffffffb7 0x1b7 0x6dc00 </text:p>
      <text:p text:style-name="Standard">red</text:p>
      <text:p text:style-name="Standard">-73 0xffffffb7 0x1b7 0x1b700000 </text:p>
      <text:p text:style-name="Standard">green</text:p>
      <text:p text:style-name="Standard">-74 0xffffffb6 0x1b6 0x6d800 </text:p>
      <text:p text:style-name="Standard">red</text:p>
      <text:p text:style-name="Standard">-74 0xffffffb6 0x1b6 0x1b600000 </text:p>
      <text:p text:style-name="Standard">green</text:p>
      <text:p text:style-name="Standard">-75 0xffffffb5 0x1b5 0x6d400 </text:p>
      <text:p text:style-name="Standard">red</text:p>
      <text:p text:style-name="Standard">-75 0xffffffb5 0x1b5 0x1b500000 </text:p>
      <text:p text:style-name="Standard"><text:soft-page-break/>green</text:p>
      <text:p text:style-name="Standard">-76 0xffffffb4 0x1b4 0x6d000 </text:p>
      <text:p text:style-name="Standard">red</text:p>
      <text:p text:style-name="Standard">-76 0xffffffb4 0x1b4 0x1b400000 </text:p>
      <text:p text:style-name="Standard">green</text:p>
      <text:p text:style-name="Standard">-77 0xffffffb3 0x1b3 0x6cc00 </text:p>
      <text:p text:style-name="Standard">red</text:p>
      <text:p text:style-name="Standard">-77 0xffffffb3 0x1b3 0x1b300000 </text:p>
      <text:p text:style-name="Standard">green</text:p>
      <text:p text:style-name="Standard">-78 0xffffffb2 0x1b2 0x6c800 </text:p>
      <text:p text:style-name="Standard">red</text:p>
      <text:p text:style-name="Standard">-78 0xffffffb2 0x1b2 0x1b200000 </text:p>
      <text:p text:style-name="Standard">green</text:p>
      <text:p text:style-name="Standard">-79 0xffffffb1 0x1b1 0x6c400 </text:p>
      <text:p text:style-name="Standard">red</text:p>
      <text:p text:style-name="Standard">-79 0xffffffb1 0x1b1 0x1b100000 </text:p>
      <text:p text:style-name="Standard">green</text:p>
      <text:p text:style-name="Standard">-80 0xffffffb0 0x1b0 0x6c000 </text:p>
      <text:p text:style-name="Standard">red</text:p>
      <text:p text:style-name="Standard">-80 0xffffffb0 0x1b0 0x1b000000 </text:p>
      <text:p text:style-name="Standard">green</text:p>
      <text:p text:style-name="Standard">-81 0xffffffaf 0x1af 0x6bc00 </text:p>
      <text:p text:style-name="Standard">red</text:p>
      <text:p text:style-name="Standard">-81 0xffffffaf 0x1af 0x1af00000 </text:p>
      <text:p text:style-name="Standard">green</text:p>
      <text:p text:style-name="Standard">-82 0xffffffae 0x1ae 0x6b800 </text:p>
      <text:p text:style-name="Standard">red</text:p>
      <text:p text:style-name="Standard">-82 0xffffffae 0x1ae 0x1ae00000 </text:p>
      <text:p text:style-name="Standard">green</text:p>
      <text:p text:style-name="Standard">-83 0xffffffad 0x1ad 0x6b400 </text:p>
      <text:p text:style-name="Standard">red</text:p>
      <text:p text:style-name="Standard">-83 0xffffffad 0x1ad 0x1ad00000 </text:p>
      <text:p text:style-name="Standard">green</text:p>
      <text:p text:style-name="Standard">-84 0xffffffac 0x1ac 0x6b000 </text:p>
      <text:p text:style-name="Standard">red</text:p>
      <text:p text:style-name="Standard">-84 0xffffffac 0x1ac 0x1ac00000 </text:p>
      <text:p text:style-name="Standard">green</text:p>
      <text:p text:style-name="Standard">-85 0xffffffab 0x1ab 0x6ac00 </text:p>
      <text:p text:style-name="Standard">red</text:p>
      <text:p text:style-name="Standard">-85 0xffffffab 0x1ab 0x1ab00000 </text:p>
      <text:p text:style-name="Standard">green</text:p>
      <text:p text:style-name="Standard">-86 0xffffffaa 0x1aa 0x6a800 </text:p>
      <text:p text:style-name="Standard">red</text:p>
      <text:p text:style-name="Standard">-86 0xffffffaa 0x1aa 0x1aa00000 </text:p>
      <text:p text:style-name="Standard">green</text:p>
      <text:p text:style-name="Standard">-87 0xffffffa9 0x1a9 0x6a400 </text:p>
      <text:p text:style-name="Standard">red</text:p>
      <text:p text:style-name="Standard">-87 0xffffffa9 0x1a9 0x1a900000 </text:p>
      <text:p text:style-name="Standard">green</text:p>
      <text:p text:style-name="Standard"><text:soft-page-break/>-88 0xffffffa8 0x1a8 0x6a000 </text:p>
      <text:p text:style-name="Standard">red</text:p>
      <text:p text:style-name="Standard">-88 0xffffffa8 0x1a8 0x1a800000 </text:p>
      <text:p text:style-name="Standard">green</text:p>
      <text:p text:style-name="Standard">-89 0xffffffa7 0x1a7 0x69c00 </text:p>
      <text:p text:style-name="Standard">red</text:p>
      <text:p text:style-name="Standard">-89 0xffffffa7 0x1a7 0x1a700000 </text:p>
      <text:p text:style-name="Standard">green</text:p>
      <text:p text:style-name="Standard">-90 0xffffffa6 0x1a6 0x69800 </text:p>
      <text:p text:style-name="Standard">red</text:p>
      <text:p text:style-name="Standard">-90 0xffffffa6 0x1a6 0x1a600000 </text:p>
      <text:p text:style-name="Standard">green</text:p>
      <text:p text:style-name="Standard">-91 0xffffffa5 0x1a5 0x69400 </text:p>
      <text:p text:style-name="Standard">red</text:p>
      <text:p text:style-name="Standard">-91 0xffffffa5 0x1a5 0x1a500000 </text:p>
      <text:p text:style-name="Standard">green</text:p>
      <text:p text:style-name="Standard">-92 0xffffffa4 0x1a4 0x69000 </text:p>
      <text:p text:style-name="Standard">red</text:p>
      <text:p text:style-name="Standard">-92 0xffffffa4 0x1a4 0x1a400000 </text:p>
      <text:p text:style-name="Standard">green</text:p>
      <text:p text:style-name="Standard">-93 0xffffffa3 0x1a3 0x68c00 </text:p>
      <text:p text:style-name="Standard">red</text:p>
      <text:p text:style-name="Standard">-93 0xffffffa3 0x1a3 0x1a300000 </text:p>
      <text:p text:style-name="Standard">green</text:p>
      <text:p text:style-name="Standard">-94 0xffffffa2 0x1a2 0x68800 </text:p>
      <text:p text:style-name="Standard">red</text:p>
      <text:p text:style-name="Standard">-94 0xffffffa2 0x1a2 0x1a200000 </text:p>
      <text:p text:style-name="Standard">green</text:p>
      <text:p text:style-name="Standard">-95 0xffffffa1 0x1a1 0x68400 </text:p>
      <text:p text:style-name="Standard">red</text:p>
      <text:p text:style-name="Standard">-95 0xffffffa1 0x1a1 0x1a100000 </text:p>
      <text:p text:style-name="Standard">green</text:p>
      <text:p text:style-name="Standard">-96 0xffffffa0 0x1a0 0x68000 </text:p>
      <text:p text:style-name="Standard">red</text:p>
      <text:p text:style-name="Standard">-96 0xffffffa0 0x1a0 0x1a000000 </text:p>
      <text:p text:style-name="Standard">green</text:p>
      <text:p text:style-name="Standard">-97 0xffffff9f 0x19f 0x67c00 </text:p>
      <text:p text:style-name="Standard">red</text:p>
      <text:p text:style-name="Standard">-97 0xffffff9f 0x19f 0x19f00000 </text:p>
      <text:p text:style-name="Standard">green</text:p>
      <text:p text:style-name="Standard">-98 0xffffff9e 0x19e 0x67800 </text:p>
      <text:p text:style-name="Standard">red</text:p>
      <text:p text:style-name="Standard">-98 0xffffff9e 0x19e 0x19e00000 </text:p>
      <text:p text:style-name="Standard">green</text:p>
      <text:p text:style-name="Standard">-99 0xffffff9d 0x19d 0x67400 </text:p>
      <text:p text:style-name="Standard">red</text:p>
      <text:p text:style-name="Standard">-99 0xffffff9d 0x19d 0x19d00000 </text:p>
      <text:p text:style-name="Standard">green</text:p>
      <text:p text:style-name="Standard">-100 0xffffff9c 0x19c 0x67000 </text:p>
      <text:p text:style-name="Standard"><text:soft-page-break/>red</text:p>
      <text:p text:style-name="Standard">-100 0xffffff9c 0x19c 0x19c00000 </text:p>
      <text:p text:style-name="Standard">green</text:p>
      <text:p text:style-name="Standard">-101 0xffffff9b 0x19b 0x66c00 </text:p>
      <text:p text:style-name="Standard">red</text:p>
      <text:p text:style-name="Standard">-101 0xffffff9b 0x19b 0x19b00000 </text:p>
      <text:p text:style-name="Standard">green</text:p>
      <text:p text:style-name="Standard">-102 0xffffff9a 0x19a 0x66800 </text:p>
      <text:p text:style-name="Standard">red</text:p>
      <text:p text:style-name="Standard">-102 0xffffff9a 0x19a 0x19a00000 </text:p>
      <text:p text:style-name="Standard">green</text:p>
      <text:p text:style-name="Standard">-103 0xffffff99 0x199 0x66400 </text:p>
      <text:p text:style-name="Standard">red</text:p>
      <text:p text:style-name="Standard">-103 0xffffff99 0x199 0x19900000 </text:p>
      <text:p text:style-name="Standard">green</text:p>
      <text:p text:style-name="Standard">-104 0xffffff98 0x198 0x66000 </text:p>
      <text:p text:style-name="Standard">red</text:p>
      <text:p text:style-name="Standard">-104 0xffffff98 0x198 0x19800000 </text:p>
      <text:p text:style-name="Standard">green</text:p>
      <text:p text:style-name="Standard">-105 0xffffff97 0x197 0x65c00 </text:p>
      <text:p text:style-name="Standard">red</text:p>
      <text:p text:style-name="Standard">-105 0xffffff97 0x197 0x19700000 </text:p>
      <text:p text:style-name="Standard">green</text:p>
      <text:p text:style-name="Standard">-106 0xffffff96 0x196 0x65800 </text:p>
      <text:p text:style-name="Standard">red</text:p>
      <text:p text:style-name="Standard">-106 0xffffff96 0x196 0x19600000 </text:p>
      <text:p text:style-name="Standard">green</text:p>
      <text:p text:style-name="Standard">-107 0xffffff95 0x195 0x65400 </text:p>
      <text:p text:style-name="Standard">red</text:p>
      <text:p text:style-name="Standard">-107 0xffffff95 0x195 0x19500000 </text:p>
      <text:p text:style-name="Standard">green</text:p>
      <text:p text:style-name="Standard">-108 0xffffff94 0x194 0x65000 </text:p>
      <text:p text:style-name="Standard">red</text:p>
      <text:p text:style-name="Standard">-108 0xffffff94 0x194 0x19400000 </text:p>
      <text:p text:style-name="Standard">green</text:p>
      <text:p text:style-name="Standard">-109 0xffffff93 0x193 0x64c00 </text:p>
      <text:p text:style-name="Standard">red</text:p>
      <text:p text:style-name="Standard">-109 0xffffff93 0x193 0x19300000 </text:p>
      <text:p text:style-name="Standard">green</text:p>
      <text:p text:style-name="Standard">-110 0xffffff92 0x192 0x64800 </text:p>
      <text:p text:style-name="Standard">red</text:p>
      <text:p text:style-name="Standard">-110 0xffffff92 0x192 0x19200000 </text:p>
      <text:p text:style-name="Standard">green</text:p>
      <text:p text:style-name="Standard">-111 0xffffff91 0x191 0x64400 </text:p>
      <text:p text:style-name="Standard">red</text:p>
      <text:p text:style-name="Standard">-111 0xffffff91 0x191 0x19100000 </text:p>
      <text:p text:style-name="Standard">green</text:p>
      <text:p text:style-name="Standard">-112 0xffffff90 0x190 0x64000 </text:p>
      <text:p text:style-name="Standard">red</text:p>
      <text:p text:style-name="Standard"><text:soft-page-break/>-112 0xffffff90 0x190 0x19000000 </text:p>
      <text:p text:style-name="Standard">green</text:p>
      <text:p text:style-name="Standard">-113 0xffffff8f 0x18f 0x63c00 </text:p>
      <text:p text:style-name="Standard">red</text:p>
      <text:p text:style-name="Standard">-113 0xffffff8f 0x18f 0x18f00000 </text:p>
      <text:p text:style-name="Standard">green</text:p>
      <text:p text:style-name="Standard">-114 0xffffff8e 0x18e 0x63800 </text:p>
      <text:p text:style-name="Standard">red</text:p>
      <text:p text:style-name="Standard">-114 0xffffff8e 0x18e 0x18e00000 </text:p>
      <text:p text:style-name="Standard">green</text:p>
      <text:p text:style-name="Standard">-115 0xffffff8d 0x18d 0x63400 </text:p>
      <text:p text:style-name="Standard">red</text:p>
      <text:p text:style-name="Standard">-115 0xffffff8d 0x18d 0x18d00000 </text:p>
      <text:p text:style-name="Standard">green</text:p>
      <text:p text:style-name="Standard">-116 0xffffff8c 0x18c 0x63000 </text:p>
      <text:p text:style-name="Standard">red</text:p>
      <text:p text:style-name="Standard">-116 0xffffff8c 0x18c 0x18c00000 </text:p>
      <text:p text:style-name="Standard">green</text:p>
      <text:p text:style-name="Standard">-117 0xffffff8b 0x18b 0x62c00 </text:p>
      <text:p text:style-name="Standard">red</text:p>
      <text:p text:style-name="Standard">-117 0xffffff8b 0x18b 0x18b00000 </text:p>
      <text:p text:style-name="Standard">green</text:p>
      <text:p text:style-name="Standard">-118 0xffffff8a 0x18a 0x62800 </text:p>
      <text:p text:style-name="Standard">red</text:p>
      <text:p text:style-name="Standard">-118 0xffffff8a 0x18a 0x18a00000 </text:p>
      <text:p text:style-name="Standard">green</text:p>
      <text:p text:style-name="Standard">-119 0xffffff89 0x189 0x62400 </text:p>
      <text:p text:style-name="Standard">red</text:p>
      <text:p text:style-name="Standard">-119 0xffffff89 0x189 0x18900000 </text:p>
      <text:p text:style-name="Standard">green</text:p>
      <text:p text:style-name="Standard">-120 0xffffff88 0x188 0x62000 </text:p>
      <text:p text:style-name="Standard">red</text:p>
      <text:p text:style-name="Standard">-120 0xffffff88 0x188 0x18800000 </text:p>
      <text:p text:style-name="Standard">green</text:p>
      <text:p text:style-name="Standard">-121 0xffffff87 0x187 0x61c00 </text:p>
      <text:p text:style-name="Standard">red</text:p>
      <text:p text:style-name="Standard">-121 0xffffff87 0x187 0x18700000 </text:p>
      <text:p text:style-name="Standard">green</text:p>
      <text:p text:style-name="Standard">-122 0xffffff86 0x186 0x61800 </text:p>
      <text:p text:style-name="Standard">red</text:p>
      <text:p text:style-name="Standard">-122 0xffffff86 0x186 0x18600000 </text:p>
      <text:p text:style-name="Standard">green</text:p>
      <text:p text:style-name="Standard">-123 0xffffff85 0x185 0x61400 </text:p>
      <text:p text:style-name="Standard">red</text:p>
      <text:p text:style-name="Standard">-123 0xffffff85 0x185 0x18500000 </text:p>
      <text:p text:style-name="Standard">green</text:p>
      <text:p text:style-name="Standard">-124 0xffffff84 0x184 0x61000 </text:p>
      <text:p text:style-name="Standard">red</text:p>
      <text:p text:style-name="Standard">-124 0xffffff84 0x184 0x18400000 </text:p>
      <text:p text:style-name="Standard"><text:soft-page-break/>green</text:p>
      <text:p text:style-name="Standard">-125 0xffffff83 0x183 0x60c00 </text:p>
      <text:p text:style-name="Standard">red</text:p>
      <text:p text:style-name="Standard">-125 0xffffff83 0x183 0x18300000 </text:p>
      <text:p text:style-name="Standard">green</text:p>
      <text:p text:style-name="Standard">-126 0xffffff82 0x182 0x60800 </text:p>
      <text:p text:style-name="Standard">red</text:p>
      <text:p text:style-name="Standard">-126 0xffffff82 0x182 0x18200000 </text:p>
      <text:p text:style-name="Standard">green</text:p>
      <text:p text:style-name="Standard">-127 0xffffff81 0x181 0x60400 </text:p>
      <text:p text:style-name="Standard">red</text:p>
      <text:p text:style-name="Standard">-127 0xffffff81 0x181 0x18100000 </text:p>
      <text:p text:style-name="Standard">green</text:p>
      <text:p text:style-name="Standard">-128 0xffffff80 0x180 0x60000 </text:p>
      <text:p text:style-name="Standard">red</text:p>
      <text:p text:style-name="Standard">-128 0xffffff80 0x180 0x18000000 </text:p>
      <text:p text:style-name="Standard">green</text:p>
      <text:p text:style-name="Standard">-129 0xffffff7f 0x17f 0x5fc00 </text:p>
      <text:p text:style-name="Standard">red</text:p>
      <text:p text:style-name="Standard">-129 0xffffff7f 0x17f 0x17f00000 </text:p>
      <text:p text:style-name="Standard">green</text:p>
      <text:p text:style-name="Standard">-130 0xffffff7e 0x17e 0x5f800 </text:p>
      <text:p text:style-name="Standard">red</text:p>
      <text:p text:style-name="Standard">-130 0xffffff7e 0x17e 0x17e00000 </text:p>
      <text:p text:style-name="Standard">green</text:p>
      <text:p text:style-name="Standard">-131 0xffffff7d 0x17d 0x5f400 </text:p>
      <text:p text:style-name="Standard">red</text:p>
      <text:p text:style-name="Standard">-131 0xffffff7d 0x17d 0x17d00000 </text:p>
      <text:p text:style-name="Standard">green</text:p>
      <text:p text:style-name="Standard">-132 0xffffff7c 0x17c 0x5f000 </text:p>
      <text:p text:style-name="Standard">red</text:p>
      <text:p text:style-name="Standard">-132 0xffffff7c 0x17c 0x17c00000 </text:p>
      <text:p text:style-name="Standard">green</text:p>
      <text:p text:style-name="Standard">-133 0xffffff7b 0x17b 0x5ec00 </text:p>
      <text:p text:style-name="Standard">red</text:p>
      <text:p text:style-name="Standard">-133 0xffffff7b 0x17b 0x17b00000 </text:p>
      <text:p text:style-name="Standard">green</text:p>
      <text:p text:style-name="Standard">-134 0xffffff7a 0x17a 0x5e800 </text:p>
      <text:p text:style-name="Standard">red</text:p>
      <text:p text:style-name="Standard">-134 0xffffff7a 0x17a 0x17a00000 </text:p>
      <text:p text:style-name="Standard">green</text:p>
      <text:p text:style-name="Standard">-135 0xffffff79 0x179 0x5e400 </text:p>
      <text:p text:style-name="Standard">red</text:p>
      <text:p text:style-name="Standard">-135 0xffffff79 0x179 0x17900000 </text:p>
      <text:p text:style-name="Standard">green</text:p>
      <text:p text:style-name="Standard">-136 0xffffff78 0x178 0x5e000 </text:p>
      <text:p text:style-name="Standard">red</text:p>
      <text:p text:style-name="Standard">-136 0xffffff78 0x178 0x17800000 </text:p>
      <text:p text:style-name="Standard">green</text:p>
      <text:p text:style-name="Standard"><text:soft-page-break/>-137 0xffffff77 0x177 0x5dc00 </text:p>
      <text:p text:style-name="Standard">red</text:p>
      <text:p text:style-name="Standard">-137 0xffffff77 0x177 0x17700000 </text:p>
      <text:p text:style-name="Standard">green</text:p>
      <text:p text:style-name="Standard">-138 0xffffff76 0x176 0x5d800 </text:p>
      <text:p text:style-name="Standard">red</text:p>
      <text:p text:style-name="Standard">-138 0xffffff76 0x176 0x17600000 </text:p>
      <text:p text:style-name="Standard">green</text:p>
      <text:p text:style-name="Standard">-139 0xffffff75 0x175 0x5d400 </text:p>
      <text:p text:style-name="Standard">red</text:p>
      <text:p text:style-name="Standard">-139 0xffffff75 0x175 0x17500000 </text:p>
      <text:p text:style-name="Standard">green</text:p>
      <text:p text:style-name="Standard">-140 0xffffff74 0x174 0x5d000 </text:p>
      <text:p text:style-name="Standard">red</text:p>
      <text:p text:style-name="Standard">-140 0xffffff74 0x174 0x17400000 </text:p>
      <text:p text:style-name="Standard">green</text:p>
      <text:p text:style-name="Standard">-141 0xffffff73 0x173 0x5cc00 </text:p>
      <text:p text:style-name="Standard">red</text:p>
      <text:p text:style-name="Standard">-141 0xffffff73 0x173 0x17300000 </text:p>
      <text:p text:style-name="Standard">green</text:p>
      <text:p text:style-name="Standard">-142 0xffffff72 0x172 0x5c800 </text:p>
      <text:p text:style-name="Standard">red</text:p>
      <text:p text:style-name="Standard">-142 0xffffff72 0x172 0x17200000 </text:p>
      <text:p text:style-name="Standard">green</text:p>
      <text:p text:style-name="Standard">-143 0xffffff71 0x171 0x5c400 </text:p>
      <text:p text:style-name="Standard">red</text:p>
      <text:p text:style-name="Standard">-143 0xffffff71 0x171 0x17100000 </text:p>
      <text:p text:style-name="Standard">green</text:p>
      <text:p text:style-name="Standard">-144 0xffffff70 0x170 0x5c000 </text:p>
      <text:p text:style-name="Standard">red</text:p>
      <text:p text:style-name="Standard">-144 0xffffff70 0x170 0x17000000 </text:p>
      <text:p text:style-name="Standard">green</text:p>
      <text:p text:style-name="Standard">-145 0xffffff6f 0x16f 0x5bc00 </text:p>
      <text:p text:style-name="Standard">red</text:p>
      <text:p text:style-name="Standard">-145 0xffffff6f 0x16f 0x16f00000 </text:p>
      <text:p text:style-name="Standard">green</text:p>
      <text:p text:style-name="Standard">-146 0xffffff6e 0x16e 0x5b800 </text:p>
      <text:p text:style-name="Standard">red</text:p>
      <text:p text:style-name="Standard">-146 0xffffff6e 0x16e 0x16e00000 </text:p>
      <text:p text:style-name="Standard">green</text:p>
      <text:p text:style-name="Standard">-147 0xffffff6d 0x16d 0x5b400 </text:p>
      <text:p text:style-name="Standard">red</text:p>
      <text:p text:style-name="Standard">-147 0xffffff6d 0x16d 0x16d00000 </text:p>
      <text:p text:style-name="Standard">green</text:p>
      <text:p text:style-name="Standard">-148 0xffffff6c 0x16c 0x5b000 </text:p>
      <text:p text:style-name="Standard">red</text:p>
      <text:p text:style-name="Standard">-148 0xffffff6c 0x16c 0x16c00000 </text:p>
      <text:p text:style-name="Standard">green</text:p>
      <text:p text:style-name="Standard">-149 0xffffff6b 0x16b 0x5ac00 </text:p>
      <text:p text:style-name="Standard"><text:soft-page-break/>red</text:p>
      <text:p text:style-name="Standard">-149 0xffffff6b 0x16b 0x16b00000 </text:p>
      <text:p text:style-name="Standard">green</text:p>
      <text:p text:style-name="Standard">-150 0xffffff6a 0x16a 0x5a800 </text:p>
      <text:p text:style-name="Standard">red</text:p>
      <text:p text:style-name="Standard">-150 0xffffff6a 0x16a 0x16a00000 </text:p>
      <text:p text:style-name="Standard">green</text:p>
      <text:p text:style-name="Standard">-151 0xffffff69 0x169 0x5a400 </text:p>
      <text:p text:style-name="Standard">red</text:p>
      <text:p text:style-name="Standard">-151 0xffffff69 0x169 0x16900000 </text:p>
      <text:p text:style-name="Standard">green</text:p>
      <text:p text:style-name="Standard">-152 0xffffff68 0x168 0x5a000 </text:p>
      <text:p text:style-name="Standard">red</text:p>
      <text:p text:style-name="Standard">-152 0xffffff68 0x168 0x16800000 </text:p>
      <text:p text:style-name="Standard">green</text:p>
      <text:p text:style-name="Standard">-153 0xffffff67 0x167 0x59c00 </text:p>
      <text:p text:style-name="Standard">red</text:p>
      <text:p text:style-name="Standard">-153 0xffffff67 0x167 0x16700000 </text:p>
      <text:p text:style-name="Standard">green</text:p>
      <text:p text:style-name="Standard">-154 0xffffff66 0x166 0x59800 </text:p>
      <text:p text:style-name="Standard">red</text:p>
      <text:p text:style-name="Standard">-154 0xffffff66 0x166 0x16600000 </text:p>
      <text:p text:style-name="Standard">green</text:p>
      <text:p text:style-name="Standard">-155 0xffffff65 0x165 0x59400 </text:p>
      <text:p text:style-name="Standard">red</text:p>
      <text:p text:style-name="Standard">-155 0xffffff65 0x165 0x16500000 </text:p>
      <text:p text:style-name="Standard">green</text:p>
      <text:p text:style-name="Standard">-156 0xffffff64 0x164 0x59000 </text:p>
      <text:p text:style-name="Standard">red</text:p>
      <text:p text:style-name="Standard">-156 0xffffff64 0x164 0x16400000 </text:p>
      <text:p text:style-name="Standard">green</text:p>
      <text:p text:style-name="Standard">-157 0xffffff63 0x163 0x58c00 </text:p>
      <text:p text:style-name="Standard">red</text:p>
      <text:p text:style-name="Standard">-157 0xffffff63 0x163 0x16300000 </text:p>
      <text:p text:style-name="Standard">green</text:p>
      <text:p text:style-name="Standard">-158 0xffffff62 0x162 0x58800 </text:p>
      <text:p text:style-name="Standard">red</text:p>
      <text:p text:style-name="Standard">-158 0xffffff62 0x162 0x16200000 </text:p>
      <text:p text:style-name="Standard">green</text:p>
      <text:p text:style-name="Standard">-159 0xffffff61 0x161 0x58400 </text:p>
      <text:p text:style-name="Standard">red</text:p>
      <text:p text:style-name="Standard">-159 0xffffff61 0x161 0x16100000 </text:p>
      <text:p text:style-name="Standard">green</text:p>
      <text:p text:style-name="Standard">-160 0xffffff60 0x160 0x58000 </text:p>
      <text:p text:style-name="Standard">red</text:p>
      <text:p text:style-name="Standard">-160 0xffffff60 0x160 0x16000000 </text:p>
      <text:p text:style-name="Standard">green</text:p>
      <text:p text:style-name="Standard">-161 0xffffff5f 0x15f 0x57c00 </text:p>
      <text:p text:style-name="Standard">red</text:p>
      <text:p text:style-name="Standard"><text:soft-page-break/>-161 0xffffff5f 0x15f 0x15f00000 </text:p>
      <text:p text:style-name="Standard">green</text:p>
      <text:p text:style-name="Standard">-162 0xffffff5e 0x15e 0x57800 </text:p>
      <text:p text:style-name="Standard">red</text:p>
      <text:p text:style-name="Standard">-162 0xffffff5e 0x15e 0x15e00000 </text:p>
      <text:p text:style-name="Standard">green</text:p>
      <text:p text:style-name="Standard">-163 0xffffff5d 0x15d 0x57400 </text:p>
      <text:p text:style-name="Standard">red</text:p>
      <text:p text:style-name="Standard">-163 0xffffff5d 0x15d 0x15d00000 </text:p>
      <text:p text:style-name="Standard">green</text:p>
      <text:p text:style-name="Standard">-164 0xffffff5c 0x15c 0x57000 </text:p>
      <text:p text:style-name="Standard">red</text:p>
      <text:p text:style-name="Standard">-164 0xffffff5c 0x15c 0x15c00000 </text:p>
      <text:p text:style-name="Standard">green</text:p>
      <text:p text:style-name="Standard">-165 0xffffff5b 0x15b 0x56c00 </text:p>
      <text:p text:style-name="Standard">red</text:p>
      <text:p text:style-name="Standard">-165 0xffffff5b 0x15b 0x15b00000 </text:p>
      <text:p text:style-name="Standard">green</text:p>
      <text:p text:style-name="Standard">-166 0xffffff5a 0x15a 0x56800 </text:p>
      <text:p text:style-name="Standard">red</text:p>
      <text:p text:style-name="Standard">-166 0xffffff5a 0x15a 0x15a00000 </text:p>
      <text:p text:style-name="Standard">green</text:p>
      <text:p text:style-name="Standard">-167 0xffffff59 0x159 0x56400 </text:p>
      <text:p text:style-name="Standard">red</text:p>
      <text:p text:style-name="Standard">-167 0xffffff59 0x159 0x15900000 </text:p>
      <text:p text:style-name="Standard">green</text:p>
      <text:p text:style-name="Standard">-168 0xffffff58 0x158 0x56000 </text:p>
      <text:p text:style-name="Standard">red</text:p>
      <text:p text:style-name="Standard">-168 0xffffff58 0x158 0x15800000 </text:p>
      <text:p text:style-name="Standard">green</text:p>
      <text:p text:style-name="Standard">-169 0xffffff57 0x157 0x55c00 </text:p>
      <text:p text:style-name="Standard">red</text:p>
      <text:p text:style-name="Standard">-169 0xffffff57 0x157 0x15700000 </text:p>
      <text:p text:style-name="Standard">green</text:p>
      <text:p text:style-name="Standard">-170 0xffffff56 0x156 0x55800 </text:p>
      <text:p text:style-name="Standard">red</text:p>
      <text:p text:style-name="Standard">-170 0xffffff56 0x156 0x15600000 </text:p>
      <text:p text:style-name="Standard">green</text:p>
      <text:p text:style-name="Standard">-171 0xffffff55 0x155 0x55400 </text:p>
      <text:p text:style-name="Standard">red</text:p>
      <text:p text:style-name="Standard">-171 0xffffff55 0x155 0x15500000 </text:p>
      <text:p text:style-name="Standard">green</text:p>
      <text:p text:style-name="Standard">-172 0xffffff54 0x154 0x55000 </text:p>
      <text:p text:style-name="Standard">red</text:p>
      <text:p text:style-name="Standard">-172 0xffffff54 0x154 0x15400000 </text:p>
      <text:p text:style-name="Standard">green</text:p>
      <text:p text:style-name="Standard">-173 0xffffff53 0x153 0x54c00 </text:p>
      <text:p text:style-name="Standard">red</text:p>
      <text:p text:style-name="Standard">-173 0xffffff53 0x153 0x15300000 </text:p>
      <text:p text:style-name="Standard"><text:soft-page-break/>green</text:p>
      <text:p text:style-name="Standard">-174 0xffffff52 0x152 0x54800 </text:p>
      <text:p text:style-name="Standard">red</text:p>
      <text:p text:style-name="Standard">-174 0xffffff52 0x152 0x15200000 </text:p>
      <text:p text:style-name="Standard">green</text:p>
      <text:p text:style-name="Standard">-175 0xffffff51 0x151 0x54400 </text:p>
      <text:p text:style-name="Standard">red</text:p>
      <text:p text:style-name="Standard">-175 0xffffff51 0x151 0x15100000 </text:p>
      <text:p text:style-name="Standard">green</text:p>
      <text:p text:style-name="Standard">-176 0xffffff50 0x150 0x54000 </text:p>
      <text:p text:style-name="Standard">red</text:p>
      <text:p text:style-name="Standard">-176 0xffffff50 0x150 0x15000000 </text:p>
      <text:p text:style-name="Standard">green</text:p>
      <text:p text:style-name="Standard">-177 0xffffff4f 0x14f 0x53c00 </text:p>
      <text:p text:style-name="Standard">red</text:p>
      <text:p text:style-name="Standard">-177 0xffffff4f 0x14f 0x14f00000 </text:p>
      <text:p text:style-name="Standard">green</text:p>
      <text:p text:style-name="Standard">-178 0xffffff4e 0x14e 0x53800 </text:p>
      <text:p text:style-name="Standard">red</text:p>
      <text:p text:style-name="Standard">-178 0xffffff4e 0x14e 0x14e00000 </text:p>
      <text:p text:style-name="Standard">green</text:p>
      <text:p text:style-name="Standard">-179 0xffffff4d 0x14d 0x53400 </text:p>
      <text:p text:style-name="Standard">red</text:p>
      <text:p text:style-name="Standard">-179 0xffffff4d 0x14d 0x14d00000 </text:p>
      <text:p text:style-name="Standard">green</text:p>
      <text:p text:style-name="Standard">-180 0xffffff4c 0x14c 0x53000 </text:p>
      <text:p text:style-name="Standard">red</text:p>
      <text:p text:style-name="Standard">-180 0xffffff4c 0x14c 0x14c00000 </text:p>
      <text:p text:style-name="Standard">green</text:p>
      <text:p text:style-name="Standard">-181 0xffffff4b 0x14b 0x52c00 </text:p>
      <text:p text:style-name="Standard">red</text:p>
      <text:p text:style-name="Standard">-181 0xffffff4b 0x14b 0x14b00000 </text:p>
      <text:p text:style-name="Standard">green</text:p>
      <text:p text:style-name="Standard">-182 0xffffff4a 0x14a 0x52800 </text:p>
      <text:p text:style-name="Standard">red</text:p>
      <text:p text:style-name="Standard">-182 0xffffff4a 0x14a 0x14a00000 </text:p>
      <text:p text:style-name="Standard">green</text:p>
      <text:p text:style-name="Standard">-183 0xffffff49 0x149 0x52400 </text:p>
      <text:p text:style-name="Standard">red</text:p>
      <text:p text:style-name="Standard">-183 0xffffff49 0x149 0x14900000 </text:p>
      <text:p text:style-name="Standard">green</text:p>
      <text:p text:style-name="Standard">-184 0xffffff48 0x148 0x52000 </text:p>
      <text:p text:style-name="Standard">red</text:p>
      <text:p text:style-name="Standard">-184 0xffffff48 0x148 0x14800000 </text:p>
      <text:p text:style-name="Standard">green</text:p>
      <text:p text:style-name="Standard">-185 0xffffff47 0x147 0x51c00 </text:p>
      <text:p text:style-name="Standard">red</text:p>
      <text:p text:style-name="Standard">-185 0xffffff47 0x147 0x14700000 </text:p>
      <text:p text:style-name="Standard">green</text:p>
      <text:p text:style-name="Standard"><text:soft-page-break/>-186 0xffffff46 0x146 0x51800 </text:p>
      <text:p text:style-name="Standard">red</text:p>
      <text:p text:style-name="Standard">-186 0xffffff46 0x146 0x14600000 </text:p>
      <text:p text:style-name="Standard">green</text:p>
      <text:p text:style-name="Standard">-187 0xffffff45 0x145 0x51400 </text:p>
      <text:p text:style-name="Standard">red</text:p>
      <text:p text:style-name="Standard">-187 0xffffff45 0x145 0x14500000 </text:p>
      <text:p text:style-name="Standard">green</text:p>
      <text:p text:style-name="Standard">-188 0xffffff44 0x144 0x51000 </text:p>
      <text:p text:style-name="Standard">red</text:p>
      <text:p text:style-name="Standard">-188 0xffffff44 0x144 0x14400000 </text:p>
      <text:p text:style-name="Standard">green</text:p>
      <text:p text:style-name="Standard">-189 0xffffff43 0x143 0x50c00 </text:p>
      <text:p text:style-name="Standard">red</text:p>
      <text:p text:style-name="Standard">-189 0xffffff43 0x143 0x14300000 </text:p>
      <text:p text:style-name="Standard">green</text:p>
      <text:p text:style-name="Standard">-190 0xffffff42 0x142 0x50800 </text:p>
      <text:p text:style-name="Standard">red</text:p>
      <text:p text:style-name="Standard">-190 0xffffff42 0x142 0x14200000 </text:p>
      <text:p text:style-name="Standard">green</text:p>
      <text:p text:style-name="Standard">-191 0xffffff41 0x141 0x50400 </text:p>
      <text:p text:style-name="Standard">red</text:p>
      <text:p text:style-name="Standard">-191 0xffffff41 0x141 0x14100000 </text:p>
      <text:p text:style-name="Standard">green</text:p>
      <text:p text:style-name="Standard">-192 0xffffff40 0x140 0x50000 </text:p>
      <text:p text:style-name="Standard">red</text:p>
      <text:p text:style-name="Standard">-192 0xffffff40 0x140 0x14000000 </text:p>
      <text:p text:style-name="Standard">green</text:p>
      <text:p text:style-name="Standard">-193 0xffffff3f 0x13f 0x4fc00 </text:p>
      <text:p text:style-name="Standard">red</text:p>
      <text:p text:style-name="Standard">-193 0xffffff3f 0x13f 0x13f00000 </text:p>
      <text:p text:style-name="Standard">green</text:p>
      <text:p text:style-name="Standard">-194 0xffffff3e 0x13e 0x4f800 </text:p>
      <text:p text:style-name="Standard">red</text:p>
      <text:p text:style-name="Standard">-194 0xffffff3e 0x13e 0x13e00000 </text:p>
      <text:p text:style-name="Standard">green</text:p>
      <text:p text:style-name="Standard">-195 0xffffff3d 0x13d 0x4f400 </text:p>
      <text:p text:style-name="Standard">red</text:p>
      <text:p text:style-name="Standard">-195 0xffffff3d 0x13d 0x13d00000 </text:p>
      <text:p text:style-name="Standard">green</text:p>
      <text:p text:style-name="Standard">-196 0xffffff3c 0x13c 0x4f000 </text:p>
      <text:p text:style-name="Standard">red</text:p>
      <text:p text:style-name="Standard">-196 0xffffff3c 0x13c 0x13c00000 </text:p>
      <text:p text:style-name="Standard">green</text:p>
      <text:p text:style-name="Standard">-197 0xffffff3b 0x13b 0x4ec00 </text:p>
      <text:p text:style-name="Standard">red</text:p>
      <text:p text:style-name="Standard">-197 0xffffff3b 0x13b 0x13b00000 </text:p>
      <text:p text:style-name="Standard">green</text:p>
      <text:p text:style-name="Standard">-198 0xffffff3a 0x13a 0x4e800 </text:p>
      <text:p text:style-name="Standard"><text:soft-page-break/>red</text:p>
      <text:p text:style-name="Standard">-198 0xffffff3a 0x13a 0x13a00000 </text:p>
      <text:p text:style-name="Standard">green</text:p>
      <text:p text:style-name="Standard">-199 0xffffff39 0x139 0x4e400 </text:p>
      <text:p text:style-name="Standard">red</text:p>
      <text:p text:style-name="Standard">-199 0xffffff39 0x139 0x13900000 </text:p>
      <text:p text:style-name="Standard">green</text:p>
      <text:p text:style-name="Standard">-200 0xffffff38 0x138 0x4e000 </text:p>
      <text:p text:style-name="Standard">red</text:p>
      <text:p text:style-name="Standard">-200 0xffffff38 0x138 0x13800000 </text:p>
      <text:p text:style-name="Standard">green</text:p>
      <text:p text:style-name="Standard">-201 0xffffff37 0x137 0x4dc00 </text:p>
      <text:p text:style-name="Standard">red</text:p>
      <text:p text:style-name="Standard">-201 0xffffff37 0x137 0x13700000 </text:p>
      <text:p text:style-name="Standard">green</text:p>
      <text:p text:style-name="Standard">-202 0xffffff36 0x136 0x4d800 </text:p>
      <text:p text:style-name="Standard">red</text:p>
      <text:p text:style-name="Standard">-202 0xffffff36 0x136 0x13600000 </text:p>
      <text:p text:style-name="Standard">green</text:p>
      <text:p text:style-name="Standard">-203 0xffffff35 0x135 0x4d400 </text:p>
      <text:p text:style-name="Standard">red</text:p>
      <text:p text:style-name="Standard">-203 0xffffff35 0x135 0x13500000 </text:p>
      <text:p text:style-name="Standard">green</text:p>
      <text:p text:style-name="Standard">-204 0xffffff34 0x134 0x4d000 </text:p>
      <text:p text:style-name="Standard">red</text:p>
      <text:p text:style-name="Standard">-204 0xffffff34 0x134 0x13400000 </text:p>
      <text:p text:style-name="Standard">green</text:p>
      <text:p text:style-name="Standard">-205 0xffffff33 0x133 0x4cc00 </text:p>
      <text:p text:style-name="Standard">red</text:p>
      <text:p text:style-name="Standard">-205 0xffffff33 0x133 0x13300000 </text:p>
      <text:p text:style-name="Standard">green</text:p>
      <text:p text:style-name="Standard">-206 0xffffff32 0x132 0x4c800 </text:p>
      <text:p text:style-name="Standard">red</text:p>
      <text:p text:style-name="Standard">-206 0xffffff32 0x132 0x13200000 </text:p>
      <text:p text:style-name="Standard">green</text:p>
      <text:p text:style-name="Standard">-207 0xffffff31 0x131 0x4c400 </text:p>
      <text:p text:style-name="Standard">red</text:p>
      <text:p text:style-name="Standard">-207 0xffffff31 0x131 0x13100000 </text:p>
      <text:p text:style-name="Standard">green</text:p>
      <text:p text:style-name="Standard">-208 0xffffff30 0x130 0x4c000 </text:p>
      <text:p text:style-name="Standard">red</text:p>
      <text:p text:style-name="Standard">-208 0xffffff30 0x130 0x13000000 </text:p>
      <text:p text:style-name="Standard">green</text:p>
      <text:p text:style-name="Standard">-209 0xffffff2f 0x12f 0x4bc00 </text:p>
      <text:p text:style-name="Standard">red</text:p>
      <text:p text:style-name="Standard">-209 0xffffff2f 0x12f 0x12f00000 </text:p>
      <text:p text:style-name="Standard">green</text:p>
      <text:p text:style-name="Standard">-210 0xffffff2e 0x12e 0x4b800 </text:p>
      <text:p text:style-name="Standard">red</text:p>
      <text:p text:style-name="Standard"><text:soft-page-break/>-210 0xffffff2e 0x12e 0x12e00000 </text:p>
      <text:p text:style-name="Standard">green</text:p>
      <text:p text:style-name="Standard">-211 0xffffff2d 0x12d 0x4b400 </text:p>
      <text:p text:style-name="Standard">red</text:p>
      <text:p text:style-name="Standard">-211 0xffffff2d 0x12d 0x12d00000 </text:p>
      <text:p text:style-name="Standard">green</text:p>
      <text:p text:style-name="Standard">-212 0xffffff2c 0x12c 0x4b000 </text:p>
      <text:p text:style-name="Standard">red</text:p>
      <text:p text:style-name="Standard">-212 0xffffff2c 0x12c 0x12c00000 </text:p>
      <text:p text:style-name="Standard">green</text:p>
      <text:p text:style-name="Standard">-213 0xffffff2b 0x12b 0x4ac00 </text:p>
      <text:p text:style-name="Standard">red</text:p>
      <text:p text:style-name="Standard">-213 0xffffff2b 0x12b 0x12b00000 </text:p>
      <text:p text:style-name="Standard">green</text:p>
      <text:p text:style-name="Standard">-214 0xffffff2a 0x12a 0x4a800 </text:p>
      <text:p text:style-name="Standard">red</text:p>
      <text:p text:style-name="Standard">-214 0xffffff2a 0x12a 0x12a00000 </text:p>
      <text:p text:style-name="Standard">green</text:p>
      <text:p text:style-name="Standard">-215 0xffffff29 0x129 0x4a400 </text:p>
      <text:p text:style-name="Standard">red</text:p>
      <text:p text:style-name="Standard">-215 0xffffff29 0x129 0x12900000 </text:p>
      <text:p text:style-name="Standard">green</text:p>
      <text:p text:style-name="Standard">-216 0xffffff28 0x128 0x4a000 </text:p>
      <text:p text:style-name="Standard">red</text:p>
      <text:p text:style-name="Standard">-216 0xffffff28 0x128 0x12800000 </text:p>
      <text:p text:style-name="Standard">green</text:p>
      <text:p text:style-name="Standard">-217 0xffffff27 0x127 0x49c00 </text:p>
      <text:p text:style-name="Standard">red</text:p>
      <text:p text:style-name="Standard">-217 0xffffff27 0x127 0x12700000 </text:p>
      <text:p text:style-name="Standard">green</text:p>
      <text:p text:style-name="Standard">-218 0xffffff26 0x126 0x49800 </text:p>
      <text:p text:style-name="Standard">red</text:p>
      <text:p text:style-name="Standard">-218 0xffffff26 0x126 0x12600000 </text:p>
      <text:p text:style-name="Standard">green</text:p>
      <text:p text:style-name="Standard">-219 0xffffff25 0x125 0x49400 </text:p>
      <text:p text:style-name="Standard">red</text:p>
      <text:p text:style-name="Standard">-219 0xffffff25 0x125 0x12500000 </text:p>
      <text:p text:style-name="Standard">green</text:p>
      <text:p text:style-name="Standard">-220 0xffffff24 0x124 0x49000 </text:p>
      <text:p text:style-name="Standard">red</text:p>
      <text:p text:style-name="Standard">-220 0xffffff24 0x124 0x12400000 </text:p>
      <text:p text:style-name="Standard">green</text:p>
      <text:p text:style-name="Standard">-221 0xffffff23 0x123 0x48c00 </text:p>
      <text:p text:style-name="Standard">red</text:p>
      <text:p text:style-name="Standard">-221 0xffffff23 0x123 0x12300000 </text:p>
      <text:p text:style-name="Standard">green</text:p>
      <text:p text:style-name="Standard">-222 0xffffff22 0x122 0x48800 </text:p>
      <text:p text:style-name="Standard">red</text:p>
      <text:p text:style-name="Standard">-222 0xffffff22 0x122 0x12200000 </text:p>
      <text:p text:style-name="Standard"><text:soft-page-break/>green</text:p>
      <text:p text:style-name="Standard">-223 0xffffff21 0x121 0x48400 </text:p>
      <text:p text:style-name="Standard">red</text:p>
      <text:p text:style-name="Standard">-223 0xffffff21 0x121 0x12100000 </text:p>
      <text:p text:style-name="Standard">green</text:p>
      <text:p text:style-name="Standard">-224 0xffffff20 0x120 0x48000 </text:p>
      <text:p text:style-name="Standard">red</text:p>
      <text:p text:style-name="Standard">-224 0xffffff20 0x120 0x12000000 </text:p>
      <text:p text:style-name="Standard">green</text:p>
      <text:p text:style-name="Standard">-225 0xffffff1f 0x11f 0x47c00 </text:p>
      <text:p text:style-name="Standard">red</text:p>
      <text:p text:style-name="Standard">-225 0xffffff1f 0x11f 0x11f00000 </text:p>
      <text:p text:style-name="Standard">green</text:p>
      <text:p text:style-name="Standard">-226 0xffffff1e 0x11e 0x47800 </text:p>
      <text:p text:style-name="Standard">red</text:p>
      <text:p text:style-name="Standard">-226 0xffffff1e 0x11e 0x11e00000 </text:p>
      <text:p text:style-name="Standard">green</text:p>
      <text:p text:style-name="Standard">-227 0xffffff1d 0x11d 0x47400 </text:p>
      <text:p text:style-name="Standard">red</text:p>
      <text:p text:style-name="Standard">-227 0xffffff1d 0x11d 0x11d00000 </text:p>
      <text:p text:style-name="Standard">green</text:p>
      <text:p text:style-name="Standard">-228 0xffffff1c 0x11c 0x47000 </text:p>
      <text:p text:style-name="Standard">red</text:p>
      <text:p text:style-name="Standard">-228 0xffffff1c 0x11c 0x11c00000 </text:p>
      <text:p text:style-name="Standard">green</text:p>
      <text:p text:style-name="Standard">-229 0xffffff1b 0x11b 0x46c00 </text:p>
      <text:p text:style-name="Standard">red</text:p>
      <text:p text:style-name="Standard">-229 0xffffff1b 0x11b 0x11b00000 </text:p>
      <text:p text:style-name="Standard">green</text:p>
      <text:p text:style-name="Standard">-230 0xffffff1a 0x11a 0x46800 </text:p>
      <text:p text:style-name="Standard">red</text:p>
      <text:p text:style-name="Standard">-230 0xffffff1a 0x11a 0x11a00000 </text:p>
      <text:p text:style-name="Standard">green</text:p>
      <text:p text:style-name="Standard">-231 0xffffff19 0x119 0x46400 </text:p>
      <text:p text:style-name="Standard">red</text:p>
      <text:p text:style-name="Standard">-231 0xffffff19 0x119 0x11900000 </text:p>
      <text:p text:style-name="Standard">green</text:p>
      <text:p text:style-name="Standard">-232 0xffffff18 0x118 0x46000 </text:p>
      <text:p text:style-name="Standard">red</text:p>
      <text:p text:style-name="Standard">-232 0xffffff18 0x118 0x11800000 </text:p>
      <text:p text:style-name="Standard">green</text:p>
      <text:p text:style-name="Standard">-233 0xffffff17 0x117 0x45c00 </text:p>
      <text:p text:style-name="Standard">red</text:p>
      <text:p text:style-name="Standard">-233 0xffffff17 0x117 0x11700000 </text:p>
      <text:p text:style-name="Standard">green</text:p>
      <text:p text:style-name="Standard">-234 0xffffff16 0x116 0x45800 </text:p>
      <text:p text:style-name="Standard">red</text:p>
      <text:p text:style-name="Standard">-234 0xffffff16 0x116 0x11600000 </text:p>
      <text:p text:style-name="Standard">green</text:p>
      <text:p text:style-name="Standard"><text:soft-page-break/>-235 0xffffff15 0x115 0x45400 </text:p>
      <text:p text:style-name="Standard">red</text:p>
      <text:p text:style-name="Standard">-235 0xffffff15 0x115 0x11500000 </text:p>
      <text:p text:style-name="Standard">green</text:p>
      <text:p text:style-name="Standard">-236 0xffffff14 0x114 0x45000 </text:p>
      <text:p text:style-name="Standard">red</text:p>
      <text:p text:style-name="Standard">-236 0xffffff14 0x114 0x11400000 </text:p>
      <text:p text:style-name="Standard">green</text:p>
      <text:p text:style-name="Standard">-237 0xffffff13 0x113 0x44c00 </text:p>
      <text:p text:style-name="Standard">red</text:p>
      <text:p text:style-name="Standard">-237 0xffffff13 0x113 0x11300000 </text:p>
      <text:p text:style-name="Standard">green</text:p>
      <text:p text:style-name="Standard">-238 0xffffff12 0x112 0x44800 </text:p>
      <text:p text:style-name="Standard">red</text:p>
      <text:p text:style-name="Standard">-238 0xffffff12 0x112 0x11200000 </text:p>
      <text:p text:style-name="Standard">green</text:p>
      <text:p text:style-name="Standard">-239 0xffffff11 0x111 0x44400 </text:p>
      <text:p text:style-name="Standard">red</text:p>
      <text:p text:style-name="Standard">-239 0xffffff11 0x111 0x11100000 </text:p>
      <text:p text:style-name="Standard">green</text:p>
      <text:p text:style-name="Standard">-240 0xffffff10 0x110 0x44000 </text:p>
      <text:p text:style-name="Standard">red</text:p>
      <text:p text:style-name="Standard">-240 0xffffff10 0x110 0x11000000 </text:p>
      <text:p text:style-name="Standard">green</text:p>
      <text:p text:style-name="Standard">-241 0xffffff0f 0x10f 0x43c00 </text:p>
      <text:p text:style-name="Standard">red</text:p>
      <text:p text:style-name="Standard">-241 0xffffff0f 0x10f 0x10f00000 </text:p>
      <text:p text:style-name="Standard">green</text:p>
      <text:p text:style-name="Standard">-242 0xffffff0e 0x10e 0x43800 </text:p>
      <text:p text:style-name="Standard">red</text:p>
      <text:p text:style-name="Standard">-242 0xffffff0e 0x10e 0x10e00000 </text:p>
      <text:p text:style-name="Standard">green</text:p>
      <text:p text:style-name="Standard">-243 0xffffff0d 0x10d 0x43400 </text:p>
      <text:p text:style-name="Standard">red</text:p>
      <text:p text:style-name="Standard">-243 0xffffff0d 0x10d 0x10d00000 </text:p>
      <text:p text:style-name="Standard">green</text:p>
      <text:p text:style-name="Standard">-244 0xffffff0c 0x10c 0x43000 </text:p>
      <text:p text:style-name="Standard">red</text:p>
      <text:p text:style-name="Standard">-244 0xffffff0c 0x10c 0x10c00000 </text:p>
      <text:p text:style-name="Standard">green</text:p>
      <text:p text:style-name="Standard">-245 0xffffff0b 0x10b 0x42c00 </text:p>
      <text:p text:style-name="Standard">red</text:p>
      <text:p text:style-name="Standard">-245 0xffffff0b 0x10b 0x10b00000 </text:p>
      <text:p text:style-name="Standard">green</text:p>
      <text:p text:style-name="Standard">-246 0xffffff0a 0x10a 0x42800 </text:p>
      <text:p text:style-name="Standard">red</text:p>
      <text:p text:style-name="Standard">-246 0xffffff0a 0x10a 0x10a00000 </text:p>
      <text:p text:style-name="Standard">green</text:p>
      <text:p text:style-name="Standard">-247 0xffffff09 0x109 0x42400 </text:p>
      <text:p text:style-name="Standard"><text:soft-page-break/>red</text:p>
      <text:p text:style-name="Standard">-247 0xffffff09 0x109 0x10900000 </text:p>
      <text:p text:style-name="Standard">green</text:p>
      <text:p text:style-name="Standard">-248 0xffffff08 0x108 0x42000 </text:p>
      <text:p text:style-name="Standard">red</text:p>
      <text:p text:style-name="Standard">-248 0xffffff08 0x108 0x10800000 </text:p>
      <text:p text:style-name="Standard">green</text:p>
      <text:p text:style-name="Standard">-249 0xffffff07 0x107 0x41c00 </text:p>
      <text:p text:style-name="Standard">red</text:p>
      <text:p text:style-name="Standard">-249 0xffffff07 0x107 0x10700000 </text:p>
      <text:p text:style-name="Standard">green</text:p>
      <text:p text:style-name="Standard">-250 0xffffff06 0x106 0x41800 </text:p>
      <text:p text:style-name="Standard">red</text:p>
      <text:p text:style-name="Standard">-250 0xffffff06 0x106 0x10600000 </text:p>
      <text:p text:style-name="Standard">green</text:p>
      <text:p text:style-name="Standard">-251 0xffffff05 0x105 0x41400 </text:p>
      <text:p text:style-name="Standard">red</text:p>
      <text:p text:style-name="Standard">-251 0xffffff05 0x105 0x10500000 </text:p>
      <text:p text:style-name="Standard">green</text:p>
      <text:p text:style-name="Standard">-252 0xffffff04 0x104 0x41000 </text:p>
      <text:p text:style-name="Standard">red</text:p>
      <text:p text:style-name="Standard">-252 0xffffff04 0x104 0x10400000 </text:p>
      <text:p text:style-name="Standard">green</text:p>
      <text:p text:style-name="Standard">-253 0xffffff03 0x103 0x40c00 </text:p>
      <text:p text:style-name="Standard">red</text:p>
      <text:p text:style-name="Standard">-253 0xffffff03 0x103 0x10300000 </text:p>
      <text:p text:style-name="Standard">green</text:p>
      <text:p text:style-name="Standard">-254 0xffffff02 0x102 0x40800 </text:p>
      <text:p text:style-name="Standard">red</text:p>
      <text:p text:style-name="Standard">-254 0xffffff02 0x102 0x10200000 </text:p>
      <text:p text:style-name="Standard">green</text:p>
      <text:p text:style-name="Standard">-255 0xffffff01 0x101 0x40400 </text:p>
      <text:p text:style-name="Standard">red</text:p>
      <text:p text:style-name="Standard">-255 0xffffff01 0x101 0x10100000 </text:p>
      <text:p text:style-name="Standard">green</text:p>
      <text:p text:style-name="Standard">0 0x0 0x0 </text:p>
      <text:p text:style-name="Standard">red</text:p>
      <text:p text:style-name="Standard">0 0x0 0x0 </text:p>
      <text:p text:style-name="Standard">green</text:p>
      <text:p text:style-name="Standard">1 0x1 0x400 </text:p>
      <text:p text:style-name="Standard">red</text:p>
      <text:p text:style-name="Standard">1 0x1 0x100000 </text:p>
      <text:p text:style-name="Standard">green</text:p>
      <text:p text:style-name="Standard">2 0x2 0x800 </text:p>
      <text:p text:style-name="Standard">red</text:p>
      <text:p text:style-name="Standard">2 0x2 0x200000 </text:p>
      <text:p text:style-name="Standard">green</text:p>
      <text:p text:style-name="Standard">3 0x3 0xc00 </text:p>
      <text:p text:style-name="Standard">red</text:p>
      <text:p text:style-name="Standard"><text:soft-page-break/>3 0x3 0x300000 </text:p>
      <text:p text:style-name="Standard">green</text:p>
      <text:p text:style-name="Standard">4 0x4 0x1000 </text:p>
      <text:p text:style-name="Standard">red</text:p>
      <text:p text:style-name="Standard">4 0x4 0x400000 </text:p>
      <text:p text:style-name="Standard">green</text:p>
      <text:p text:style-name="Standard">5 0x5 0x1400 </text:p>
      <text:p text:style-name="Standard">red</text:p>
      <text:p text:style-name="Standard">5 0x5 0x500000 </text:p>
      <text:p text:style-name="Standard">green</text:p>
      <text:p text:style-name="Standard">6 0x6 0x1800 </text:p>
      <text:p text:style-name="Standard">red</text:p>
      <text:p text:style-name="Standard">6 0x6 0x600000 </text:p>
      <text:p text:style-name="Standard">green</text:p>
      <text:p text:style-name="Standard">7 0x7 0x1c00 </text:p>
      <text:p text:style-name="Standard">red</text:p>
      <text:p text:style-name="Standard">7 0x7 0x700000 </text:p>
      <text:p text:style-name="Standard">green</text:p>
      <text:p text:style-name="Standard">8 0x8 0x2000 </text:p>
      <text:p text:style-name="Standard">red</text:p>
      <text:p text:style-name="Standard">8 0x8 0x800000 </text:p>
      <text:p text:style-name="Standard">green</text:p>
      <text:p text:style-name="Standard">9 0x9 0x2400 </text:p>
      <text:p text:style-name="Standard">red</text:p>
      <text:p text:style-name="Standard">9 0x9 0x900000 </text:p>
      <text:p text:style-name="Standard">green</text:p>
      <text:p text:style-name="Standard">10 0xa 0x2800 </text:p>
      <text:p text:style-name="Standard">red</text:p>
      <text:p text:style-name="Standard">10 0xa 0xa00000 </text:p>
      <text:p text:style-name="Standard">green</text:p>
      <text:p text:style-name="Standard">11 0xb 0x2c00 </text:p>
      <text:p text:style-name="Standard">red</text:p>
      <text:p text:style-name="Standard">11 0xb 0xb00000 </text:p>
      <text:p text:style-name="Standard">green</text:p>
      <text:p text:style-name="Standard">12 0xc 0x3000 </text:p>
      <text:p text:style-name="Standard">red</text:p>
      <text:p text:style-name="Standard">12 0xc 0xc00000 </text:p>
      <text:p text:style-name="Standard">green</text:p>
      <text:p text:style-name="Standard">13 0xd 0x3400 </text:p>
      <text:p text:style-name="Standard">red</text:p>
      <text:p text:style-name="Standard">13 0xd 0xd00000 </text:p>
      <text:p text:style-name="Standard">green</text:p>
      <text:p text:style-name="Standard">14 0xe 0x3800 </text:p>
      <text:p text:style-name="Standard">red</text:p>
      <text:p text:style-name="Standard">14 0xe 0xe00000 </text:p>
      <text:p text:style-name="Standard">green</text:p>
      <text:p text:style-name="Standard">15 0xf 0x3c00 </text:p>
      <text:p text:style-name="Standard">red</text:p>
      <text:p text:style-name="Standard">15 0xf 0xf00000 </text:p>
      <text:p text:style-name="Standard"><text:soft-page-break/>green</text:p>
      <text:p text:style-name="Standard">16 0x10 0x4000 </text:p>
      <text:p text:style-name="Standard">red</text:p>
      <text:p text:style-name="Standard">16 0x10 0x1000000 </text:p>
      <text:p text:style-name="Standard">green</text:p>
      <text:p text:style-name="Standard">17 0x11 0x4400 </text:p>
      <text:p text:style-name="Standard">red</text:p>
      <text:p text:style-name="Standard">17 0x11 0x1100000 </text:p>
      <text:p text:style-name="Standard">green</text:p>
      <text:p text:style-name="Standard">18 0x12 0x4800 </text:p>
      <text:p text:style-name="Standard">red</text:p>
      <text:p text:style-name="Standard">18 0x12 0x1200000 </text:p>
      <text:p text:style-name="Standard">green</text:p>
      <text:p text:style-name="Standard">19 0x13 0x4c00 </text:p>
      <text:p text:style-name="Standard">red</text:p>
      <text:p text:style-name="Standard">19 0x13 0x1300000 </text:p>
      <text:p text:style-name="Standard">green</text:p>
      <text:p text:style-name="Standard">20 0x14 0x5000 </text:p>
      <text:p text:style-name="Standard">red</text:p>
      <text:p text:style-name="Standard">20 0x14 0x1400000 </text:p>
      <text:p text:style-name="Standard">green</text:p>
      <text:p text:style-name="Standard">21 0x15 0x5400 </text:p>
      <text:p text:style-name="Standard">red</text:p>
      <text:p text:style-name="Standard">21 0x15 0x1500000 </text:p>
      <text:p text:style-name="Standard">green</text:p>
      <text:p text:style-name="Standard">22 0x16 0x5800 </text:p>
      <text:p text:style-name="Standard">red</text:p>
      <text:p text:style-name="Standard">22 0x16 0x1600000 </text:p>
      <text:p text:style-name="Standard">green</text:p>
      <text:p text:style-name="Standard">23 0x17 0x5c00 </text:p>
      <text:p text:style-name="Standard">red</text:p>
      <text:p text:style-name="Standard">23 0x17 0x1700000 </text:p>
      <text:p text:style-name="Standard">green</text:p>
      <text:p text:style-name="Standard">24 0x18 0x6000 </text:p>
      <text:p text:style-name="Standard">red</text:p>
      <text:p text:style-name="Standard">24 0x18 0x1800000 </text:p>
      <text:p text:style-name="Standard">green</text:p>
      <text:p text:style-name="Standard">25 0x19 0x6400 </text:p>
      <text:p text:style-name="Standard">red</text:p>
      <text:p text:style-name="Standard">25 0x19 0x1900000 </text:p>
      <text:p text:style-name="Standard">green</text:p>
      <text:p text:style-name="Standard">26 0x1a 0x6800 </text:p>
      <text:p text:style-name="Standard">red</text:p>
      <text:p text:style-name="Standard">26 0x1a 0x1a00000 </text:p>
      <text:p text:style-name="Standard">green</text:p>
      <text:p text:style-name="Standard">27 0x1b 0x6c00 </text:p>
      <text:p text:style-name="Standard">red</text:p>
      <text:p text:style-name="Standard">27 0x1b 0x1b00000 </text:p>
      <text:p text:style-name="Standard">green</text:p>
      <text:p text:style-name="Standard"><text:soft-page-break/>28 0x1c 0x7000 </text:p>
      <text:p text:style-name="Standard">red</text:p>
      <text:p text:style-name="Standard">28 0x1c 0x1c00000 </text:p>
      <text:p text:style-name="Standard">green</text:p>
      <text:p text:style-name="Standard">29 0x1d 0x7400 </text:p>
      <text:p text:style-name="Standard">red</text:p>
      <text:p text:style-name="Standard">29 0x1d 0x1d00000 </text:p>
      <text:p text:style-name="Standard">green</text:p>
      <text:p text:style-name="Standard">30 0x1e 0x7800 </text:p>
      <text:p text:style-name="Standard">red</text:p>
      <text:p text:style-name="Standard">30 0x1e 0x1e00000 </text:p>
      <text:p text:style-name="Standard">green</text:p>
      <text:p text:style-name="Standard">31 0x1f 0x7c00 </text:p>
      <text:p text:style-name="Standard">red</text:p>
      <text:p text:style-name="Standard">31 0x1f 0x1f00000 </text:p>
      <text:p text:style-name="Standard">green</text:p>
      <text:p text:style-name="Standard">32 0x20 0x8000 </text:p>
      <text:p text:style-name="Standard">red</text:p>
      <text:p text:style-name="Standard">32 0x20 0x2000000 </text:p>
      <text:p text:style-name="Standard">green</text:p>
      <text:p text:style-name="Standard">33 0x21 0x8400 </text:p>
      <text:p text:style-name="Standard">red</text:p>
      <text:p text:style-name="Standard">33 0x21 0x2100000 </text:p>
      <text:p text:style-name="Standard">green</text:p>
      <text:p text:style-name="Standard">34 0x22 0x8800 </text:p>
      <text:p text:style-name="Standard">red</text:p>
      <text:p text:style-name="Standard">34 0x22 0x2200000 </text:p>
      <text:p text:style-name="Standard">green</text:p>
      <text:p text:style-name="Standard">35 0x23 0x8c00 </text:p>
      <text:p text:style-name="Standard">red</text:p>
      <text:p text:style-name="Standard">35 0x23 0x2300000 </text:p>
      <text:p text:style-name="Standard">green</text:p>
      <text:p text:style-name="Standard">36 0x24 0x9000 </text:p>
      <text:p text:style-name="Standard">red</text:p>
      <text:p text:style-name="Standard">36 0x24 0x2400000 </text:p>
      <text:p text:style-name="Standard">green</text:p>
      <text:p text:style-name="Standard">37 0x25 0x9400 </text:p>
      <text:p text:style-name="Standard">red</text:p>
      <text:p text:style-name="Standard">37 0x25 0x2500000 </text:p>
      <text:p text:style-name="Standard">green</text:p>
      <text:p text:style-name="Standard">38 0x26 0x9800 </text:p>
      <text:p text:style-name="Standard">red</text:p>
      <text:p text:style-name="Standard">38 0x26 0x2600000 </text:p>
      <text:p text:style-name="Standard">green</text:p>
      <text:p text:style-name="Standard">39 0x27 0x9c00 </text:p>
      <text:p text:style-name="Standard">red</text:p>
      <text:p text:style-name="Standard">39 0x27 0x2700000 </text:p>
      <text:p text:style-name="Standard">green</text:p>
      <text:p text:style-name="Standard">40 0x28 0xa000 </text:p>
      <text:p text:style-name="Standard"><text:soft-page-break/>red</text:p>
      <text:p text:style-name="Standard">40 0x28 0x2800000 </text:p>
      <text:p text:style-name="Standard">green</text:p>
      <text:p text:style-name="Standard">41 0x29 0xa400 </text:p>
      <text:p text:style-name="Standard">red</text:p>
      <text:p text:style-name="Standard">41 0x29 0x2900000 </text:p>
      <text:p text:style-name="Standard">green</text:p>
      <text:p text:style-name="Standard">42 0x2a 0xa800 </text:p>
      <text:p text:style-name="Standard">red</text:p>
      <text:p text:style-name="Standard">42 0x2a 0x2a00000 </text:p>
      <text:p text:style-name="Standard">green</text:p>
      <text:p text:style-name="Standard">43 0x2b 0xac00 </text:p>
      <text:p text:style-name="Standard">red</text:p>
      <text:p text:style-name="Standard">43 0x2b 0x2b00000 </text:p>
      <text:p text:style-name="Standard">green</text:p>
      <text:p text:style-name="Standard">44 0x2c 0xb000 </text:p>
      <text:p text:style-name="Standard">red</text:p>
      <text:p text:style-name="Standard">44 0x2c 0x2c00000 </text:p>
      <text:p text:style-name="Standard">green</text:p>
      <text:p text:style-name="Standard">45 0x2d 0xb400 </text:p>
      <text:p text:style-name="Standard">red</text:p>
      <text:p text:style-name="Standard">45 0x2d 0x2d00000 </text:p>
      <text:p text:style-name="Standard">green</text:p>
      <text:p text:style-name="Standard">46 0x2e 0xb800 </text:p>
      <text:p text:style-name="Standard">red</text:p>
      <text:p text:style-name="Standard">46 0x2e 0x2e00000 </text:p>
      <text:p text:style-name="Standard">green</text:p>
      <text:p text:style-name="Standard">47 0x2f 0xbc00 </text:p>
      <text:p text:style-name="Standard">red</text:p>
      <text:p text:style-name="Standard">47 0x2f 0x2f00000 </text:p>
      <text:p text:style-name="Standard">green</text:p>
      <text:p text:style-name="Standard">48 0x30 0xc000 </text:p>
      <text:p text:style-name="Standard">red</text:p>
      <text:p text:style-name="Standard">48 0x30 0x3000000 </text:p>
      <text:p text:style-name="Standard">green</text:p>
      <text:p text:style-name="Standard">49 0x31 0xc400 </text:p>
      <text:p text:style-name="Standard">red</text:p>
      <text:p text:style-name="Standard">49 0x31 0x3100000 </text:p>
      <text:p text:style-name="Standard">green</text:p>
      <text:p text:style-name="Standard">50 0x32 0xc800 </text:p>
      <text:p text:style-name="Standard">red</text:p>
      <text:p text:style-name="Standard">50 0x32 0x3200000 </text:p>
      <text:p text:style-name="Standard">green</text:p>
      <text:p text:style-name="Standard">51 0x33 0xcc00 </text:p>
      <text:p text:style-name="Standard">red</text:p>
      <text:p text:style-name="Standard">51 0x33 0x3300000 </text:p>
      <text:p text:style-name="Standard">green</text:p>
      <text:p text:style-name="Standard">52 0x34 0xd000 </text:p>
      <text:p text:style-name="Standard">red</text:p>
      <text:p text:style-name="Standard"><text:soft-page-break/>52 0x34 0x3400000 </text:p>
      <text:p text:style-name="Standard">green</text:p>
      <text:p text:style-name="Standard">53 0x35 0xd400 </text:p>
      <text:p text:style-name="Standard">red</text:p>
      <text:p text:style-name="Standard">53 0x35 0x3500000 </text:p>
      <text:p text:style-name="Standard">green</text:p>
      <text:p text:style-name="Standard">54 0x36 0xd800 </text:p>
      <text:p text:style-name="Standard">red</text:p>
      <text:p text:style-name="Standard">54 0x36 0x3600000 </text:p>
      <text:p text:style-name="Standard">green</text:p>
      <text:p text:style-name="Standard">55 0x37 0xdc00 </text:p>
      <text:p text:style-name="Standard">red</text:p>
      <text:p text:style-name="Standard">55 0x37 0x3700000 </text:p>
      <text:p text:style-name="Standard">green</text:p>
      <text:p text:style-name="Standard">56 0x38 0xe000 </text:p>
      <text:p text:style-name="Standard">red</text:p>
      <text:p text:style-name="Standard">56 0x38 0x3800000 </text:p>
      <text:p text:style-name="Standard">green</text:p>
      <text:p text:style-name="Standard">57 0x39 0xe400 </text:p>
      <text:p text:style-name="Standard">red</text:p>
      <text:p text:style-name="Standard">57 0x39 0x3900000 </text:p>
      <text:p text:style-name="Standard">green</text:p>
      <text:p text:style-name="Standard">58 0x3a 0xe800 </text:p>
      <text:p text:style-name="Standard">red</text:p>
      <text:p text:style-name="Standard">58 0x3a 0x3a00000 </text:p>
      <text:p text:style-name="Standard">green</text:p>
      <text:p text:style-name="Standard">59 0x3b 0xec00 </text:p>
      <text:p text:style-name="Standard">red</text:p>
      <text:p text:style-name="Standard">59 0x3b 0x3b00000 </text:p>
      <text:p text:style-name="Standard">green</text:p>
      <text:p text:style-name="Standard">60 0x3c 0xf000 </text:p>
      <text:p text:style-name="Standard">red</text:p>
      <text:p text:style-name="Standard">60 0x3c 0x3c00000 </text:p>
      <text:p text:style-name="Standard">green</text:p>
      <text:p text:style-name="Standard">61 0x3d 0xf400 </text:p>
      <text:p text:style-name="Standard">red</text:p>
      <text:p text:style-name="Standard">61 0x3d 0x3d00000 </text:p>
      <text:p text:style-name="Standard">green</text:p>
      <text:p text:style-name="Standard">62 0x3e 0xf800 </text:p>
      <text:p text:style-name="Standard">red</text:p>
      <text:p text:style-name="Standard">62 0x3e 0x3e00000 </text:p>
      <text:p text:style-name="Standard">green</text:p>
      <text:p text:style-name="Standard">63 0x3f 0xfc00 </text:p>
      <text:p text:style-name="Standard">red</text:p>
      <text:p text:style-name="Standard">63 0x3f 0x3f00000 </text:p>
      <text:p text:style-name="Standard">green</text:p>
      <text:p text:style-name="Standard">64 0x40 0x10000 </text:p>
      <text:p text:style-name="Standard">red</text:p>
      <text:p text:style-name="Standard">64 0x40 0x4000000 </text:p>
      <text:p text:style-name="Standard"><text:soft-page-break/>green</text:p>
      <text:p text:style-name="Standard">65 0x41 0x10400 </text:p>
      <text:p text:style-name="Standard">red</text:p>
      <text:p text:style-name="Standard">65 0x41 0x4100000 </text:p>
      <text:p text:style-name="Standard">green</text:p>
      <text:p text:style-name="Standard">66 0x42 0x10800 </text:p>
      <text:p text:style-name="Standard">red</text:p>
      <text:p text:style-name="Standard">66 0x42 0x4200000 </text:p>
      <text:p text:style-name="Standard">green</text:p>
      <text:p text:style-name="Standard">67 0x43 0x10c00 </text:p>
      <text:p text:style-name="Standard">red</text:p>
      <text:p text:style-name="Standard">67 0x43 0x4300000 </text:p>
      <text:p text:style-name="Standard">green</text:p>
      <text:p text:style-name="Standard">68 0x44 0x11000 </text:p>
      <text:p text:style-name="Standard">red</text:p>
      <text:p text:style-name="Standard">68 0x44 0x4400000 </text:p>
      <text:p text:style-name="Standard">green</text:p>
      <text:p text:style-name="Standard">69 0x45 0x11400 </text:p>
      <text:p text:style-name="Standard">red</text:p>
      <text:p text:style-name="Standard">69 0x45 0x4500000 </text:p>
      <text:p text:style-name="Standard">green</text:p>
      <text:p text:style-name="Standard">70 0x46 0x11800 </text:p>
      <text:p text:style-name="Standard">red</text:p>
      <text:p text:style-name="Standard">70 0x46 0x4600000 </text:p>
      <text:p text:style-name="Standard">green</text:p>
      <text:p text:style-name="Standard">71 0x47 0x11c00 </text:p>
      <text:p text:style-name="Standard">red</text:p>
      <text:p text:style-name="Standard">71 0x47 0x4700000 </text:p>
      <text:p text:style-name="Standard">green</text:p>
      <text:p text:style-name="Standard">72 0x48 0x12000 </text:p>
      <text:p text:style-name="Standard">red</text:p>
      <text:p text:style-name="Standard">72 0x48 0x4800000 </text:p>
      <text:p text:style-name="Standard">green</text:p>
      <text:p text:style-name="Standard">73 0x49 0x12400 </text:p>
      <text:p text:style-name="Standard">red</text:p>
      <text:p text:style-name="Standard">73 0x49 0x4900000 </text:p>
      <text:p text:style-name="Standard">green</text:p>
      <text:p text:style-name="Standard">74 0x4a 0x12800 </text:p>
      <text:p text:style-name="Standard">red</text:p>
      <text:p text:style-name="Standard">74 0x4a 0x4a00000 </text:p>
      <text:p text:style-name="Standard">green</text:p>
      <text:p text:style-name="Standard">75 0x4b 0x12c00 </text:p>
      <text:p text:style-name="Standard">red</text:p>
      <text:p text:style-name="Standard">75 0x4b 0x4b00000 </text:p>
      <text:p text:style-name="Standard">green</text:p>
      <text:p text:style-name="Standard">76 0x4c 0x13000 </text:p>
      <text:p text:style-name="Standard">red</text:p>
      <text:p text:style-name="Standard">76 0x4c 0x4c00000 </text:p>
      <text:p text:style-name="Standard">green</text:p>
      <text:p text:style-name="Standard"><text:soft-page-break/>77 0x4d 0x13400 </text:p>
      <text:p text:style-name="Standard">red</text:p>
      <text:p text:style-name="Standard">77 0x4d 0x4d00000 </text:p>
      <text:p text:style-name="Standard">green</text:p>
      <text:p text:style-name="Standard">78 0x4e 0x13800 </text:p>
      <text:p text:style-name="Standard">red</text:p>
      <text:p text:style-name="Standard">78 0x4e 0x4e00000 </text:p>
      <text:p text:style-name="Standard">green</text:p>
      <text:p text:style-name="Standard">79 0x4f 0x13c00 </text:p>
      <text:p text:style-name="Standard">red</text:p>
      <text:p text:style-name="Standard">79 0x4f 0x4f00000 </text:p>
      <text:p text:style-name="Standard">green</text:p>
      <text:p text:style-name="Standard">80 0x50 0x14000 </text:p>
      <text:p text:style-name="Standard">red</text:p>
      <text:p text:style-name="Standard">80 0x50 0x5000000 </text:p>
      <text:p text:style-name="Standard">green</text:p>
      <text:p text:style-name="Standard">81 0x51 0x14400 </text:p>
      <text:p text:style-name="Standard">red</text:p>
      <text:p text:style-name="Standard">81 0x51 0x5100000 </text:p>
      <text:p text:style-name="Standard">green</text:p>
      <text:p text:style-name="Standard">82 0x52 0x14800 </text:p>
      <text:p text:style-name="Standard">red</text:p>
      <text:p text:style-name="Standard">82 0x52 0x5200000 </text:p>
      <text:p text:style-name="Standard">green</text:p>
      <text:p text:style-name="Standard">83 0x53 0x14c00 </text:p>
      <text:p text:style-name="Standard">red</text:p>
      <text:p text:style-name="Standard">83 0x53 0x5300000 </text:p>
      <text:p text:style-name="Standard">green</text:p>
      <text:p text:style-name="Standard">84 0x54 0x15000 </text:p>
      <text:p text:style-name="Standard">red</text:p>
      <text:p text:style-name="Standard">84 0x54 0x5400000 </text:p>
      <text:p text:style-name="Standard">green</text:p>
      <text:p text:style-name="Standard">85 0x55 0x15400 </text:p>
      <text:p text:style-name="Standard">red</text:p>
      <text:p text:style-name="Standard">85 0x55 0x5500000 </text:p>
      <text:p text:style-name="Standard">green</text:p>
      <text:p text:style-name="Standard">86 0x56 0x15800 </text:p>
      <text:p text:style-name="Standard">red</text:p>
      <text:p text:style-name="Standard">86 0x56 0x5600000 </text:p>
      <text:p text:style-name="Standard">green</text:p>
      <text:p text:style-name="Standard">87 0x57 0x15c00 </text:p>
      <text:p text:style-name="Standard">red</text:p>
      <text:p text:style-name="Standard">87 0x57 0x5700000 </text:p>
      <text:p text:style-name="Standard">green</text:p>
      <text:p text:style-name="Standard">88 0x58 0x16000 </text:p>
      <text:p text:style-name="Standard">red</text:p>
      <text:p text:style-name="Standard">88 0x58 0x5800000 </text:p>
      <text:p text:style-name="Standard">green</text:p>
      <text:p text:style-name="Standard">89 0x59 0x16400 </text:p>
      <text:p text:style-name="Standard"><text:soft-page-break/>red</text:p>
      <text:p text:style-name="Standard">89 0x59 0x5900000 </text:p>
      <text:p text:style-name="Standard">green</text:p>
      <text:p text:style-name="Standard">90 0x5a 0x16800 </text:p>
      <text:p text:style-name="Standard">red</text:p>
      <text:p text:style-name="Standard">90 0x5a 0x5a00000 </text:p>
      <text:p text:style-name="Standard">green</text:p>
      <text:p text:style-name="Standard">91 0x5b 0x16c00 </text:p>
      <text:p text:style-name="Standard">red</text:p>
      <text:p text:style-name="Standard">91 0x5b 0x5b00000 </text:p>
      <text:p text:style-name="Standard">green</text:p>
      <text:p text:style-name="Standard">92 0x5c 0x17000 </text:p>
      <text:p text:style-name="Standard">red</text:p>
      <text:p text:style-name="Standard">92 0x5c 0x5c00000 </text:p>
      <text:p text:style-name="Standard">green</text:p>
      <text:p text:style-name="Standard">93 0x5d 0x17400 </text:p>
      <text:p text:style-name="Standard">red</text:p>
      <text:p text:style-name="Standard">93 0x5d 0x5d00000 </text:p>
      <text:p text:style-name="Standard">green</text:p>
      <text:p text:style-name="Standard">94 0x5e 0x17800 </text:p>
      <text:p text:style-name="Standard">red</text:p>
      <text:p text:style-name="Standard">94 0x5e 0x5e00000 </text:p>
      <text:p text:style-name="Standard">green</text:p>
      <text:p text:style-name="Standard">95 0x5f 0x17c00 </text:p>
      <text:p text:style-name="Standard">red</text:p>
      <text:p text:style-name="Standard">95 0x5f 0x5f00000 </text:p>
      <text:p text:style-name="Standard">green</text:p>
      <text:p text:style-name="Standard">96 0x60 0x18000 </text:p>
      <text:p text:style-name="Standard">red</text:p>
      <text:p text:style-name="Standard">96 0x60 0x6000000 </text:p>
      <text:p text:style-name="Standard">green</text:p>
      <text:p text:style-name="Standard">97 0x61 0x18400 </text:p>
      <text:p text:style-name="Standard">red</text:p>
      <text:p text:style-name="Standard">97 0x61 0x6100000 </text:p>
      <text:p text:style-name="Standard">green</text:p>
      <text:p text:style-name="Standard">98 0x62 0x18800 </text:p>
      <text:p text:style-name="Standard">red</text:p>
      <text:p text:style-name="Standard">98 0x62 0x6200000 </text:p>
      <text:p text:style-name="Standard">green</text:p>
      <text:p text:style-name="Standard">99 0x63 0x18c00 </text:p>
      <text:p text:style-name="Standard">red</text:p>
      <text:p text:style-name="Standard">99 0x63 0x6300000 </text:p>
      <text:p text:style-name="Standard">green</text:p>
      <text:p text:style-name="Standard">100 0x64 0x19000 </text:p>
      <text:p text:style-name="Standard">red</text:p>
      <text:p text:style-name="Standard">100 0x64 0x6400000 </text:p>
      <text:p text:style-name="Standard">green</text:p>
      <text:p text:style-name="Standard">101 0x65 0x19400 </text:p>
      <text:p text:style-name="Standard">red</text:p>
      <text:p text:style-name="Standard"><text:soft-page-break/>101 0x65 0x6500000 </text:p>
      <text:p text:style-name="Standard">green</text:p>
      <text:p text:style-name="Standard">102 0x66 0x19800 </text:p>
      <text:p text:style-name="Standard">red</text:p>
      <text:p text:style-name="Standard">102 0x66 0x6600000 </text:p>
      <text:p text:style-name="Standard">green</text:p>
      <text:p text:style-name="Standard">103 0x67 0x19c00 </text:p>
      <text:p text:style-name="Standard">red</text:p>
      <text:p text:style-name="Standard">103 0x67 0x6700000 </text:p>
      <text:p text:style-name="Standard">green</text:p>
      <text:p text:style-name="Standard">104 0x68 0x1a000 </text:p>
      <text:p text:style-name="Standard">red</text:p>
      <text:p text:style-name="Standard">104 0x68 0x6800000 </text:p>
      <text:p text:style-name="Standard">green</text:p>
      <text:p text:style-name="Standard">105 0x69 0x1a400 </text:p>
      <text:p text:style-name="Standard">red</text:p>
      <text:p text:style-name="Standard">105 0x69 0x6900000 </text:p>
      <text:p text:style-name="Standard">green</text:p>
      <text:p text:style-name="Standard">106 0x6a 0x1a800 </text:p>
      <text:p text:style-name="Standard">red</text:p>
      <text:p text:style-name="Standard">106 0x6a 0x6a00000 </text:p>
      <text:p text:style-name="Standard">green</text:p>
      <text:p text:style-name="Standard">107 0x6b 0x1ac00 </text:p>
      <text:p text:style-name="Standard">red</text:p>
      <text:p text:style-name="Standard">107 0x6b 0x6b00000 </text:p>
      <text:p text:style-name="Standard">green</text:p>
      <text:p text:style-name="Standard">108 0x6c 0x1b000 </text:p>
      <text:p text:style-name="Standard">red</text:p>
      <text:p text:style-name="Standard">108 0x6c 0x6c00000 </text:p>
      <text:p text:style-name="Standard">green</text:p>
      <text:p text:style-name="Standard">109 0x6d 0x1b400 </text:p>
      <text:p text:style-name="Standard">red</text:p>
      <text:p text:style-name="Standard">109 0x6d 0x6d00000 </text:p>
      <text:p text:style-name="Standard">green</text:p>
      <text:p text:style-name="Standard">110 0x6e 0x1b800 </text:p>
      <text:p text:style-name="Standard">red</text:p>
      <text:p text:style-name="Standard">110 0x6e 0x6e00000 </text:p>
      <text:p text:style-name="Standard">green</text:p>
      <text:p text:style-name="Standard">111 0x6f 0x1bc00 </text:p>
      <text:p text:style-name="Standard">red</text:p>
      <text:p text:style-name="Standard">111 0x6f 0x6f00000 </text:p>
      <text:p text:style-name="Standard">green</text:p>
      <text:p text:style-name="Standard">112 0x70 0x1c000 </text:p>
      <text:p text:style-name="Standard">red</text:p>
      <text:p text:style-name="Standard">112 0x70 0x7000000 </text:p>
      <text:p text:style-name="Standard">green</text:p>
      <text:p text:style-name="Standard">113 0x71 0x1c400 </text:p>
      <text:p text:style-name="Standard">red</text:p>
      <text:p text:style-name="Standard">113 0x71 0x7100000 </text:p>
      <text:p text:style-name="Standard"><text:soft-page-break/>green</text:p>
      <text:p text:style-name="Standard">114 0x72 0x1c800 </text:p>
      <text:p text:style-name="Standard">red</text:p>
      <text:p text:style-name="Standard">114 0x72 0x7200000 </text:p>
      <text:p text:style-name="Standard">green</text:p>
      <text:p text:style-name="Standard">115 0x73 0x1cc00 </text:p>
      <text:p text:style-name="Standard">red</text:p>
      <text:p text:style-name="Standard">115 0x73 0x7300000 </text:p>
      <text:p text:style-name="Standard">green</text:p>
      <text:p text:style-name="Standard">116 0x74 0x1d000 </text:p>
      <text:p text:style-name="Standard">red</text:p>
      <text:p text:style-name="Standard">116 0x74 0x7400000 </text:p>
      <text:p text:style-name="Standard">green</text:p>
      <text:p text:style-name="Standard">117 0x75 0x1d400 </text:p>
      <text:p text:style-name="Standard">red</text:p>
      <text:p text:style-name="Standard">117 0x75 0x7500000 </text:p>
      <text:p text:style-name="Standard">green</text:p>
      <text:p text:style-name="Standard">118 0x76 0x1d800 </text:p>
      <text:p text:style-name="Standard">red</text:p>
      <text:p text:style-name="Standard">118 0x76 0x7600000 </text:p>
      <text:p text:style-name="Standard">green</text:p>
      <text:p text:style-name="Standard">119 0x77 0x1dc00 </text:p>
      <text:p text:style-name="Standard">red</text:p>
      <text:p text:style-name="Standard">119 0x77 0x7700000 </text:p>
      <text:p text:style-name="Standard">green</text:p>
      <text:p text:style-name="Standard">120 0x78 0x1e000 </text:p>
      <text:p text:style-name="Standard">red</text:p>
      <text:p text:style-name="Standard">120 0x78 0x7800000 </text:p>
      <text:p text:style-name="Standard">green</text:p>
      <text:p text:style-name="Standard">121 0x79 0x1e400 </text:p>
      <text:p text:style-name="Standard">red</text:p>
      <text:p text:style-name="Standard">121 0x79 0x7900000 </text:p>
      <text:p text:style-name="Standard">green</text:p>
      <text:p text:style-name="Standard">122 0x7a 0x1e800 </text:p>
      <text:p text:style-name="Standard">red</text:p>
      <text:p text:style-name="Standard">122 0x7a 0x7a00000 </text:p>
      <text:p text:style-name="Standard">green</text:p>
      <text:p text:style-name="Standard">123 0x7b 0x1ec00 </text:p>
      <text:p text:style-name="Standard">red</text:p>
      <text:p text:style-name="Standard">123 0x7b 0x7b00000 </text:p>
      <text:p text:style-name="Standard">green</text:p>
      <text:p text:style-name="Standard">124 0x7c 0x1f000 </text:p>
      <text:p text:style-name="Standard">red</text:p>
      <text:p text:style-name="Standard">124 0x7c 0x7c00000 </text:p>
      <text:p text:style-name="Standard">green</text:p>
      <text:p text:style-name="Standard">125 0x7d 0x1f400 </text:p>
      <text:p text:style-name="Standard">red</text:p>
      <text:p text:style-name="Standard">125 0x7d 0x7d00000 </text:p>
      <text:p text:style-name="Standard">green</text:p>
      <text:p text:style-name="Standard"><text:soft-page-break/>126 0x7e 0x1f800 </text:p>
      <text:p text:style-name="Standard">red</text:p>
      <text:p text:style-name="Standard">126 0x7e 0x7e00000 </text:p>
      <text:p text:style-name="Standard">green</text:p>
      <text:p text:style-name="Standard">127 0x7f 0x1fc00 </text:p>
      <text:p text:style-name="Standard">red</text:p>
      <text:p text:style-name="Standard">127 0x7f 0x7f00000 </text:p>
      <text:p text:style-name="Standard">green</text:p>
      <text:p text:style-name="Standard">128 0x80 0x20000 </text:p>
      <text:p text:style-name="Standard">red</text:p>
      <text:p text:style-name="Standard">128 0x80 0x8000000 </text:p>
      <text:p text:style-name="Standard">green</text:p>
      <text:p text:style-name="Standard">129 0x81 0x20400 </text:p>
      <text:p text:style-name="Standard">red</text:p>
      <text:p text:style-name="Standard">129 0x81 0x8100000 </text:p>
      <text:p text:style-name="Standard">green</text:p>
      <text:p text:style-name="Standard">130 0x82 0x20800 </text:p>
      <text:p text:style-name="Standard">red</text:p>
      <text:p text:style-name="Standard">130 0x82 0x8200000 </text:p>
      <text:p text:style-name="Standard">green</text:p>
      <text:p text:style-name="Standard">131 0x83 0x20c00 </text:p>
      <text:p text:style-name="Standard">red</text:p>
      <text:p text:style-name="Standard">131 0x83 0x8300000 </text:p>
      <text:p text:style-name="Standard">green</text:p>
      <text:p text:style-name="Standard">132 0x84 0x21000 </text:p>
      <text:p text:style-name="Standard">red</text:p>
      <text:p text:style-name="Standard">132 0x84 0x8400000 </text:p>
      <text:p text:style-name="Standard">green</text:p>
      <text:p text:style-name="Standard">133 0x85 0x21400 </text:p>
      <text:p text:style-name="Standard">red</text:p>
      <text:p text:style-name="Standard">133 0x85 0x8500000 </text:p>
      <text:p text:style-name="Standard">green</text:p>
      <text:p text:style-name="Standard">134 0x86 0x21800 </text:p>
      <text:p text:style-name="Standard">red</text:p>
      <text:p text:style-name="Standard">134 0x86 0x8600000 </text:p>
      <text:p text:style-name="Standard">green</text:p>
      <text:p text:style-name="Standard">135 0x87 0x21c00 </text:p>
      <text:p text:style-name="Standard">red</text:p>
      <text:p text:style-name="Standard">135 0x87 0x8700000 </text:p>
      <text:p text:style-name="Standard">green</text:p>
      <text:p text:style-name="Standard">136 0x88 0x22000 </text:p>
      <text:p text:style-name="Standard">red</text:p>
      <text:p text:style-name="Standard">136 0x88 0x8800000 </text:p>
      <text:p text:style-name="Standard">green</text:p>
      <text:p text:style-name="Standard">137 0x89 0x22400 </text:p>
      <text:p text:style-name="Standard">red</text:p>
      <text:p text:style-name="Standard">137 0x89 0x8900000 </text:p>
      <text:p text:style-name="Standard">green</text:p>
      <text:p text:style-name="Standard">138 0x8a 0x22800 </text:p>
      <text:p text:style-name="Standard"><text:soft-page-break/>red</text:p>
      <text:p text:style-name="Standard">138 0x8a 0x8a00000 </text:p>
      <text:p text:style-name="Standard">green</text:p>
      <text:p text:style-name="Standard">139 0x8b 0x22c00 </text:p>
      <text:p text:style-name="Standard">red</text:p>
      <text:p text:style-name="Standard">139 0x8b 0x8b00000 </text:p>
      <text:p text:style-name="Standard">green</text:p>
      <text:p text:style-name="Standard">140 0x8c 0x23000 </text:p>
      <text:p text:style-name="Standard">red</text:p>
      <text:p text:style-name="Standard">140 0x8c 0x8c00000 </text:p>
      <text:p text:style-name="Standard">green</text:p>
      <text:p text:style-name="Standard">141 0x8d 0x23400 </text:p>
      <text:p text:style-name="Standard">red</text:p>
      <text:p text:style-name="Standard">141 0x8d 0x8d00000 </text:p>
      <text:p text:style-name="Standard">green</text:p>
      <text:p text:style-name="Standard">142 0x8e 0x23800 </text:p>
      <text:p text:style-name="Standard">red</text:p>
      <text:p text:style-name="Standard">142 0x8e 0x8e00000 </text:p>
      <text:p text:style-name="Standard">green</text:p>
      <text:p text:style-name="Standard">143 0x8f 0x23c00 </text:p>
      <text:p text:style-name="Standard">red</text:p>
      <text:p text:style-name="Standard">143 0x8f 0x8f00000 </text:p>
      <text:p text:style-name="Standard">green</text:p>
      <text:p text:style-name="Standard">144 0x90 0x24000 </text:p>
      <text:p text:style-name="Standard">red</text:p>
      <text:p text:style-name="Standard">144 0x90 0x9000000 </text:p>
      <text:p text:style-name="Standard">green</text:p>
      <text:p text:style-name="Standard">145 0x91 0x24400 </text:p>
      <text:p text:style-name="Standard">red</text:p>
      <text:p text:style-name="Standard">145 0x91 0x9100000 </text:p>
      <text:p text:style-name="Standard">green</text:p>
      <text:p text:style-name="Standard">146 0x92 0x24800 </text:p>
      <text:p text:style-name="Standard">red</text:p>
      <text:p text:style-name="Standard">146 0x92 0x9200000 </text:p>
      <text:p text:style-name="Standard">green</text:p>
      <text:p text:style-name="Standard">147 0x93 0x24c00 </text:p>
      <text:p text:style-name="Standard">red</text:p>
      <text:p text:style-name="Standard">147 0x93 0x9300000 </text:p>
      <text:p text:style-name="Standard">green</text:p>
      <text:p text:style-name="Standard">148 0x94 0x25000 </text:p>
      <text:p text:style-name="Standard">red</text:p>
      <text:p text:style-name="Standard">148 0x94 0x9400000 </text:p>
      <text:p text:style-name="Standard">green</text:p>
      <text:p text:style-name="Standard">149 0x95 0x25400 </text:p>
      <text:p text:style-name="Standard">red</text:p>
      <text:p text:style-name="Standard">149 0x95 0x9500000 </text:p>
      <text:p text:style-name="Standard">green</text:p>
      <text:p text:style-name="Standard">150 0x96 0x25800 </text:p>
      <text:p text:style-name="Standard">red</text:p>
      <text:p text:style-name="Standard"><text:soft-page-break/>150 0x96 0x9600000 </text:p>
      <text:p text:style-name="Standard">green</text:p>
      <text:p text:style-name="Standard">151 0x97 0x25c00 </text:p>
      <text:p text:style-name="Standard">red</text:p>
      <text:p text:style-name="Standard">151 0x97 0x9700000 </text:p>
      <text:p text:style-name="Standard">green</text:p>
      <text:p text:style-name="Standard">152 0x98 0x26000 </text:p>
      <text:p text:style-name="Standard">red</text:p>
      <text:p text:style-name="Standard">152 0x98 0x9800000 </text:p>
      <text:p text:style-name="Standard">green</text:p>
      <text:p text:style-name="Standard">153 0x99 0x26400 </text:p>
      <text:p text:style-name="Standard">red</text:p>
      <text:p text:style-name="Standard">153 0x99 0x9900000 </text:p>
      <text:p text:style-name="Standard">green</text:p>
      <text:p text:style-name="Standard">154 0x9a 0x26800 </text:p>
      <text:p text:style-name="Standard">red</text:p>
      <text:p text:style-name="Standard">154 0x9a 0x9a00000 </text:p>
      <text:p text:style-name="Standard">green</text:p>
      <text:p text:style-name="Standard">155 0x9b 0x26c00 </text:p>
      <text:p text:style-name="Standard">red</text:p>
      <text:p text:style-name="Standard">155 0x9b 0x9b00000 </text:p>
      <text:p text:style-name="Standard">green</text:p>
      <text:p text:style-name="Standard">156 0x9c 0x27000 </text:p>
      <text:p text:style-name="Standard">red</text:p>
      <text:p text:style-name="Standard">156 0x9c 0x9c00000 </text:p>
      <text:p text:style-name="Standard">green</text:p>
      <text:p text:style-name="Standard">157 0x9d 0x27400 </text:p>
      <text:p text:style-name="Standard">red</text:p>
      <text:p text:style-name="Standard">157 0x9d 0x9d00000 </text:p>
      <text:p text:style-name="Standard">green</text:p>
      <text:p text:style-name="Standard">158 0x9e 0x27800 </text:p>
      <text:p text:style-name="Standard">red</text:p>
      <text:p text:style-name="Standard">158 0x9e 0x9e00000 </text:p>
      <text:p text:style-name="Standard">green</text:p>
      <text:p text:style-name="Standard">159 0x9f 0x27c00 </text:p>
      <text:p text:style-name="Standard">red</text:p>
      <text:p text:style-name="Standard">159 0x9f 0x9f00000 </text:p>
      <text:p text:style-name="Standard">green</text:p>
      <text:p text:style-name="Standard">160 0xa0 0x28000 </text:p>
      <text:p text:style-name="Standard">red</text:p>
      <text:p text:style-name="Standard">160 0xa0 0xa000000 </text:p>
      <text:p text:style-name="Standard">green</text:p>
      <text:p text:style-name="Standard">161 0xa1 0x28400 </text:p>
      <text:p text:style-name="Standard">red</text:p>
      <text:p text:style-name="Standard">161 0xa1 0xa100000 </text:p>
      <text:p text:style-name="Standard">green</text:p>
      <text:p text:style-name="Standard">162 0xa2 0x28800 </text:p>
      <text:p text:style-name="Standard">red</text:p>
      <text:p text:style-name="Standard">162 0xa2 0xa200000 </text:p>
      <text:p text:style-name="Standard"><text:soft-page-break/>green</text:p>
      <text:p text:style-name="Standard">163 0xa3 0x28c00 </text:p>
      <text:p text:style-name="Standard">red</text:p>
      <text:p text:style-name="Standard">163 0xa3 0xa300000 </text:p>
      <text:p text:style-name="Standard">green</text:p>
      <text:p text:style-name="Standard">164 0xa4 0x29000 </text:p>
      <text:p text:style-name="Standard">red</text:p>
      <text:p text:style-name="Standard">164 0xa4 0xa400000 </text:p>
      <text:p text:style-name="Standard">green</text:p>
      <text:p text:style-name="Standard">165 0xa5 0x29400 </text:p>
      <text:p text:style-name="Standard">red</text:p>
      <text:p text:style-name="Standard">165 0xa5 0xa500000 </text:p>
      <text:p text:style-name="Standard">green</text:p>
      <text:p text:style-name="Standard">166 0xa6 0x29800 </text:p>
      <text:p text:style-name="Standard">red</text:p>
      <text:p text:style-name="Standard">166 0xa6 0xa600000 </text:p>
      <text:p text:style-name="Standard">green</text:p>
      <text:p text:style-name="Standard">167 0xa7 0x29c00 </text:p>
      <text:p text:style-name="Standard">red</text:p>
      <text:p text:style-name="Standard">167 0xa7 0xa700000 </text:p>
      <text:p text:style-name="Standard">green</text:p>
      <text:p text:style-name="Standard">168 0xa8 0x2a000 </text:p>
      <text:p text:style-name="Standard">red</text:p>
      <text:p text:style-name="Standard">168 0xa8 0xa800000 </text:p>
      <text:p text:style-name="Standard">green</text:p>
      <text:p text:style-name="Standard">169 0xa9 0x2a400 </text:p>
      <text:p text:style-name="Standard">red</text:p>
      <text:p text:style-name="Standard">169 0xa9 0xa900000 </text:p>
      <text:p text:style-name="Standard">green</text:p>
      <text:p text:style-name="Standard">170 0xaa 0x2a800 </text:p>
      <text:p text:style-name="Standard">red</text:p>
      <text:p text:style-name="Standard">170 0xaa 0xaa00000 </text:p>
      <text:p text:style-name="Standard">green</text:p>
      <text:p text:style-name="Standard">171 0xab 0x2ac00 </text:p>
      <text:p text:style-name="Standard">red</text:p>
      <text:p text:style-name="Standard">171 0xab 0xab00000 </text:p>
      <text:p text:style-name="Standard">green</text:p>
      <text:p text:style-name="Standard">172 0xac 0x2b000 </text:p>
      <text:p text:style-name="Standard">red</text:p>
      <text:p text:style-name="Standard">172 0xac 0xac00000 </text:p>
      <text:p text:style-name="Standard">green</text:p>
      <text:p text:style-name="Standard">173 0xad 0x2b400 </text:p>
      <text:p text:style-name="Standard">red</text:p>
      <text:p text:style-name="Standard">173 0xad 0xad00000 </text:p>
      <text:p text:style-name="Standard">green</text:p>
      <text:p text:style-name="Standard">174 0xae 0x2b800 </text:p>
      <text:p text:style-name="Standard">red</text:p>
      <text:p text:style-name="Standard">174 0xae 0xae00000 </text:p>
      <text:p text:style-name="Standard">green</text:p>
      <text:p text:style-name="Standard"><text:soft-page-break/>175 0xaf 0x2bc00 </text:p>
      <text:p text:style-name="Standard">red</text:p>
      <text:p text:style-name="Standard">175 0xaf 0xaf00000 </text:p>
      <text:p text:style-name="Standard">green</text:p>
      <text:p text:style-name="Standard">176 0xb0 0x2c000 </text:p>
      <text:p text:style-name="Standard">red</text:p>
      <text:p text:style-name="Standard">176 0xb0 0xb000000 </text:p>
      <text:p text:style-name="Standard">green</text:p>
      <text:p text:style-name="Standard">177 0xb1 0x2c400 </text:p>
      <text:p text:style-name="Standard">red</text:p>
      <text:p text:style-name="Standard">177 0xb1 0xb100000 </text:p>
      <text:p text:style-name="Standard">green</text:p>
      <text:p text:style-name="Standard">178 0xb2 0x2c800 </text:p>
      <text:p text:style-name="Standard">red</text:p>
      <text:p text:style-name="Standard">178 0xb2 0xb200000 </text:p>
      <text:p text:style-name="Standard">green</text:p>
      <text:p text:style-name="Standard">179 0xb3 0x2cc00 </text:p>
      <text:p text:style-name="Standard">red</text:p>
      <text:p text:style-name="Standard">179 0xb3 0xb300000 </text:p>
      <text:p text:style-name="Standard">green</text:p>
      <text:p text:style-name="Standard">180 0xb4 0x2d000 </text:p>
      <text:p text:style-name="Standard">red</text:p>
      <text:p text:style-name="Standard">180 0xb4 0xb400000 </text:p>
      <text:p text:style-name="Standard">green</text:p>
      <text:p text:style-name="Standard">181 0xb5 0x2d400 </text:p>
      <text:p text:style-name="Standard">red</text:p>
      <text:p text:style-name="Standard">181 0xb5 0xb500000 </text:p>
      <text:p text:style-name="Standard">green</text:p>
      <text:p text:style-name="Standard">182 0xb6 0x2d800 </text:p>
      <text:p text:style-name="Standard">red</text:p>
      <text:p text:style-name="Standard">182 0xb6 0xb600000 </text:p>
      <text:p text:style-name="Standard">green</text:p>
      <text:p text:style-name="Standard">183 0xb7 0x2dc00 </text:p>
      <text:p text:style-name="Standard">red</text:p>
      <text:p text:style-name="Standard">183 0xb7 0xb700000 </text:p>
      <text:p text:style-name="Standard">green</text:p>
      <text:p text:style-name="Standard">184 0xb8 0x2e000 </text:p>
      <text:p text:style-name="Standard">red</text:p>
      <text:p text:style-name="Standard">184 0xb8 0xb800000 </text:p>
      <text:p text:style-name="Standard">green</text:p>
      <text:p text:style-name="Standard">185 0xb9 0x2e400 </text:p>
      <text:p text:style-name="Standard">red</text:p>
      <text:p text:style-name="Standard">185 0xb9 0xb900000 </text:p>
      <text:p text:style-name="Standard">green</text:p>
      <text:p text:style-name="Standard">186 0xba 0x2e800 </text:p>
      <text:p text:style-name="Standard">red</text:p>
      <text:p text:style-name="Standard">186 0xba 0xba00000 </text:p>
      <text:p text:style-name="Standard">green</text:p>
      <text:p text:style-name="Standard">187 0xbb 0x2ec00 </text:p>
      <text:p text:style-name="Standard"><text:soft-page-break/>red</text:p>
      <text:p text:style-name="Standard">187 0xbb 0xbb00000 </text:p>
      <text:p text:style-name="Standard">green</text:p>
      <text:p text:style-name="Standard">188 0xbc 0x2f000 </text:p>
      <text:p text:style-name="Standard">red</text:p>
      <text:p text:style-name="Standard">188 0xbc 0xbc00000 </text:p>
      <text:p text:style-name="Standard">green</text:p>
      <text:p text:style-name="Standard">189 0xbd 0x2f400 </text:p>
      <text:p text:style-name="Standard">red</text:p>
      <text:p text:style-name="Standard">189 0xbd 0xbd00000 </text:p>
      <text:p text:style-name="Standard">green</text:p>
      <text:p text:style-name="Standard">190 0xbe 0x2f800 </text:p>
      <text:p text:style-name="Standard">red</text:p>
      <text:p text:style-name="Standard">190 0xbe 0xbe00000 </text:p>
      <text:p text:style-name="Standard">green</text:p>
      <text:p text:style-name="Standard">191 0xbf 0x2fc00 </text:p>
      <text:p text:style-name="Standard">red</text:p>
      <text:p text:style-name="Standard">191 0xbf 0xbf00000 </text:p>
      <text:p text:style-name="Standard">green</text:p>
      <text:p text:style-name="Standard">192 0xc0 0x30000 </text:p>
      <text:p text:style-name="Standard">red</text:p>
      <text:p text:style-name="Standard">192 0xc0 0xc000000 </text:p>
      <text:p text:style-name="Standard">green</text:p>
      <text:p text:style-name="Standard">193 0xc1 0x30400 </text:p>
      <text:p text:style-name="Standard">red</text:p>
      <text:p text:style-name="Standard">193 0xc1 0xc100000 </text:p>
      <text:p text:style-name="Standard">green</text:p>
      <text:p text:style-name="Standard">194 0xc2 0x30800 </text:p>
      <text:p text:style-name="Standard">red</text:p>
      <text:p text:style-name="Standard">194 0xc2 0xc200000 </text:p>
      <text:p text:style-name="Standard">green</text:p>
      <text:p text:style-name="Standard">195 0xc3 0x30c00 </text:p>
      <text:p text:style-name="Standard">red</text:p>
      <text:p text:style-name="Standard">195 0xc3 0xc300000 </text:p>
      <text:p text:style-name="Standard">green</text:p>
      <text:p text:style-name="Standard">196 0xc4 0x31000 </text:p>
      <text:p text:style-name="Standard">red</text:p>
      <text:p text:style-name="Standard">196 0xc4 0xc400000 </text:p>
      <text:p text:style-name="Standard">green</text:p>
      <text:p text:style-name="Standard">197 0xc5 0x31400 </text:p>
      <text:p text:style-name="Standard">red</text:p>
      <text:p text:style-name="Standard">197 0xc5 0xc500000 </text:p>
      <text:p text:style-name="Standard">green</text:p>
      <text:p text:style-name="Standard">198 0xc6 0x31800 </text:p>
      <text:p text:style-name="Standard">red</text:p>
      <text:p text:style-name="Standard">198 0xc6 0xc600000 </text:p>
      <text:p text:style-name="Standard">green</text:p>
      <text:p text:style-name="Standard">199 0xc7 0x31c00 </text:p>
      <text:p text:style-name="Standard">red</text:p>
      <text:p text:style-name="Standard"><text:soft-page-break/>199 0xc7 0xc700000 </text:p>
      <text:p text:style-name="Standard">green</text:p>
      <text:p text:style-name="Standard">200 0xc8 0x32000 </text:p>
      <text:p text:style-name="Standard">red</text:p>
      <text:p text:style-name="Standard">200 0xc8 0xc800000 </text:p>
      <text:p text:style-name="Standard">green</text:p>
      <text:p text:style-name="Standard">201 0xc9 0x32400 </text:p>
      <text:p text:style-name="Standard">red</text:p>
      <text:p text:style-name="Standard">201 0xc9 0xc900000 </text:p>
      <text:p text:style-name="Standard">green</text:p>
      <text:p text:style-name="Standard">202 0xca 0x32800 </text:p>
      <text:p text:style-name="Standard">red</text:p>
      <text:p text:style-name="Standard">202 0xca 0xca00000 </text:p>
      <text:p text:style-name="Standard">green</text:p>
      <text:p text:style-name="Standard">203 0xcb 0x32c00 </text:p>
      <text:p text:style-name="Standard">red</text:p>
      <text:p text:style-name="Standard">203 0xcb 0xcb00000 </text:p>
      <text:p text:style-name="Standard">green</text:p>
      <text:p text:style-name="Standard">204 0xcc 0x33000 </text:p>
      <text:p text:style-name="Standard">red</text:p>
      <text:p text:style-name="Standard">204 0xcc 0xcc00000 </text:p>
      <text:p text:style-name="Standard">green</text:p>
      <text:p text:style-name="Standard">205 0xcd 0x33400 </text:p>
      <text:p text:style-name="Standard">red</text:p>
      <text:p text:style-name="Standard">205 0xcd 0xcd00000 </text:p>
      <text:p text:style-name="Standard">green</text:p>
      <text:p text:style-name="Standard">206 0xce 0x33800 </text:p>
      <text:p text:style-name="Standard">red</text:p>
      <text:p text:style-name="Standard">206 0xce 0xce00000 </text:p>
      <text:p text:style-name="Standard">green</text:p>
      <text:p text:style-name="Standard">207 0xcf 0x33c00 </text:p>
      <text:p text:style-name="Standard">red</text:p>
      <text:p text:style-name="Standard">207 0xcf 0xcf00000 </text:p>
      <text:p text:style-name="Standard">green</text:p>
      <text:p text:style-name="Standard">208 0xd0 0x34000 </text:p>
      <text:p text:style-name="Standard">red</text:p>
      <text:p text:style-name="Standard">208 0xd0 0xd000000 </text:p>
      <text:p text:style-name="Standard">green</text:p>
      <text:p text:style-name="Standard">209 0xd1 0x34400 </text:p>
      <text:p text:style-name="Standard">red</text:p>
      <text:p text:style-name="Standard">209 0xd1 0xd100000 </text:p>
      <text:p text:style-name="Standard">green</text:p>
      <text:p text:style-name="Standard">210 0xd2 0x34800 </text:p>
      <text:p text:style-name="Standard">red</text:p>
      <text:p text:style-name="Standard">210 0xd2 0xd200000 </text:p>
      <text:p text:style-name="Standard">green</text:p>
      <text:p text:style-name="Standard">211 0xd3 0x34c00 </text:p>
      <text:p text:style-name="Standard">red</text:p>
      <text:p text:style-name="Standard">211 0xd3 0xd300000 </text:p>
      <text:p text:style-name="Standard"><text:soft-page-break/>green</text:p>
      <text:p text:style-name="Standard">212 0xd4 0x35000 </text:p>
      <text:p text:style-name="Standard">red</text:p>
      <text:p text:style-name="Standard">212 0xd4 0xd400000 </text:p>
      <text:p text:style-name="Standard">green</text:p>
      <text:p text:style-name="Standard">213 0xd5 0x35400 </text:p>
      <text:p text:style-name="Standard">red</text:p>
      <text:p text:style-name="Standard">213 0xd5 0xd500000 </text:p>
      <text:p text:style-name="Standard">green</text:p>
      <text:p text:style-name="Standard">214 0xd6 0x35800 </text:p>
      <text:p text:style-name="Standard">red</text:p>
      <text:p text:style-name="Standard">214 0xd6 0xd600000 </text:p>
      <text:p text:style-name="Standard">green</text:p>
      <text:p text:style-name="Standard">215 0xd7 0x35c00 </text:p>
      <text:p text:style-name="Standard">red</text:p>
      <text:p text:style-name="Standard">215 0xd7 0xd700000 </text:p>
      <text:p text:style-name="Standard">green</text:p>
      <text:p text:style-name="Standard">216 0xd8 0x36000 </text:p>
      <text:p text:style-name="Standard">red</text:p>
      <text:p text:style-name="Standard">216 0xd8 0xd800000 </text:p>
      <text:p text:style-name="Standard">green</text:p>
      <text:p text:style-name="Standard">217 0xd9 0x36400 </text:p>
      <text:p text:style-name="Standard">red</text:p>
      <text:p text:style-name="Standard">217 0xd9 0xd900000 </text:p>
      <text:p text:style-name="Standard">green</text:p>
      <text:p text:style-name="Standard">218 0xda 0x36800 </text:p>
      <text:p text:style-name="Standard">red</text:p>
      <text:p text:style-name="Standard">218 0xda 0xda00000 </text:p>
      <text:p text:style-name="Standard">green</text:p>
      <text:p text:style-name="Standard">219 0xdb 0x36c00 </text:p>
      <text:p text:style-name="Standard">red</text:p>
      <text:p text:style-name="Standard">219 0xdb 0xdb00000 </text:p>
      <text:p text:style-name="Standard">green</text:p>
      <text:p text:style-name="Standard">220 0xdc 0x37000 </text:p>
      <text:p text:style-name="Standard">red</text:p>
      <text:p text:style-name="Standard">220 0xdc 0xdc00000 </text:p>
      <text:p text:style-name="Standard">green</text:p>
      <text:p text:style-name="Standard">221 0xdd 0x37400 </text:p>
      <text:p text:style-name="Standard">red</text:p>
      <text:p text:style-name="Standard">221 0xdd 0xdd00000 </text:p>
      <text:p text:style-name="Standard">green</text:p>
      <text:p text:style-name="Standard">222 0xde 0x37800 </text:p>
      <text:p text:style-name="Standard">red</text:p>
      <text:p text:style-name="Standard">222 0xde 0xde00000 </text:p>
      <text:p text:style-name="Standard">green</text:p>
      <text:p text:style-name="Standard">223 0xdf 0x37c00 </text:p>
      <text:p text:style-name="Standard">red</text:p>
      <text:p text:style-name="Standard">223 0xdf 0xdf00000 </text:p>
      <text:p text:style-name="Standard">green</text:p>
      <text:p text:style-name="Standard"><text:soft-page-break/>224 0xe0 0x38000 </text:p>
      <text:p text:style-name="Standard">red</text:p>
      <text:p text:style-name="Standard">224 0xe0 0xe000000 </text:p>
      <text:p text:style-name="Standard">green</text:p>
      <text:p text:style-name="Standard">225 0xe1 0x38400 </text:p>
      <text:p text:style-name="Standard">red</text:p>
      <text:p text:style-name="Standard">225 0xe1 0xe100000 </text:p>
      <text:p text:style-name="Standard">green</text:p>
      <text:p text:style-name="Standard">226 0xe2 0x38800 </text:p>
      <text:p text:style-name="Standard">red</text:p>
      <text:p text:style-name="Standard">226 0xe2 0xe200000 </text:p>
      <text:p text:style-name="Standard">green</text:p>
      <text:p text:style-name="Standard">227 0xe3 0x38c00 </text:p>
      <text:p text:style-name="Standard">red</text:p>
      <text:p text:style-name="Standard">227 0xe3 0xe300000 </text:p>
      <text:p text:style-name="Standard">green</text:p>
      <text:p text:style-name="Standard">228 0xe4 0x39000 </text:p>
      <text:p text:style-name="Standard">red</text:p>
      <text:p text:style-name="Standard">228 0xe4 0xe400000 </text:p>
      <text:p text:style-name="Standard">green</text:p>
      <text:p text:style-name="Standard">229 0xe5 0x39400 </text:p>
      <text:p text:style-name="Standard">red</text:p>
      <text:p text:style-name="Standard">229 0xe5 0xe500000 </text:p>
      <text:p text:style-name="Standard">green</text:p>
      <text:p text:style-name="Standard">230 0xe6 0x39800 </text:p>
      <text:p text:style-name="Standard">red</text:p>
      <text:p text:style-name="Standard">230 0xe6 0xe600000 </text:p>
      <text:p text:style-name="Standard">green</text:p>
      <text:p text:style-name="Standard">231 0xe7 0x39c00 </text:p>
      <text:p text:style-name="Standard">red</text:p>
      <text:p text:style-name="Standard">231 0xe7 0xe700000 </text:p>
      <text:p text:style-name="Standard">green</text:p>
      <text:p text:style-name="Standard">232 0xe8 0x3a000 </text:p>
      <text:p text:style-name="Standard">red</text:p>
      <text:p text:style-name="Standard">232 0xe8 0xe800000 </text:p>
      <text:p text:style-name="Standard">green</text:p>
      <text:p text:style-name="Standard">233 0xe9 0x3a400 </text:p>
      <text:p text:style-name="Standard">red</text:p>
      <text:p text:style-name="Standard">233 0xe9 0xe900000 </text:p>
      <text:p text:style-name="Standard">green</text:p>
      <text:p text:style-name="Standard">234 0xea 0x3a800 </text:p>
      <text:p text:style-name="Standard">red</text:p>
      <text:p text:style-name="Standard">234 0xea 0xea00000 </text:p>
      <text:p text:style-name="Standard">green</text:p>
      <text:p text:style-name="Standard">235 0xeb 0x3ac00 </text:p>
      <text:p text:style-name="Standard">red</text:p>
      <text:p text:style-name="Standard">235 0xeb 0xeb00000 </text:p>
      <text:p text:style-name="Standard">green</text:p>
      <text:p text:style-name="Standard">236 0xec 0x3b000 </text:p>
      <text:p text:style-name="Standard"><text:soft-page-break/>red</text:p>
      <text:p text:style-name="Standard">236 0xec 0xec00000 </text:p>
      <text:p text:style-name="Standard">green</text:p>
      <text:p text:style-name="Standard">237 0xed 0x3b400 </text:p>
      <text:p text:style-name="Standard">red</text:p>
      <text:p text:style-name="Standard">237 0xed 0xed00000 </text:p>
      <text:p text:style-name="Standard">green</text:p>
      <text:p text:style-name="Standard">238 0xee 0x3b800 </text:p>
      <text:p text:style-name="Standard">red</text:p>
      <text:p text:style-name="Standard">238 0xee 0xee00000 </text:p>
      <text:p text:style-name="Standard">green</text:p>
      <text:p text:style-name="Standard">239 0xef 0x3bc00 </text:p>
      <text:p text:style-name="Standard">red</text:p>
      <text:p text:style-name="Standard">239 0xef 0xef00000 </text:p>
      <text:p text:style-name="Standard">green</text:p>
      <text:p text:style-name="Standard">240 0xf0 0x3c000 </text:p>
      <text:p text:style-name="Standard">red</text:p>
      <text:p text:style-name="Standard">240 0xf0 0xf000000 </text:p>
      <text:p text:style-name="Standard">green</text:p>
      <text:p text:style-name="Standard">241 0xf1 0x3c400 </text:p>
      <text:p text:style-name="Standard">red</text:p>
      <text:p text:style-name="Standard">241 0xf1 0xf100000 </text:p>
      <text:p text:style-name="Standard">green</text:p>
      <text:p text:style-name="Standard">242 0xf2 0x3c800 </text:p>
      <text:p text:style-name="Standard">red</text:p>
      <text:p text:style-name="Standard">242 0xf2 0xf200000 </text:p>
      <text:p text:style-name="Standard">green</text:p>
      <text:p text:style-name="Standard">243 0xf3 0x3cc00 </text:p>
      <text:p text:style-name="Standard">red</text:p>
      <text:p text:style-name="Standard">243 0xf3 0xf300000 </text:p>
      <text:p text:style-name="Standard">green</text:p>
      <text:p text:style-name="Standard">244 0xf4 0x3d000 </text:p>
      <text:p text:style-name="Standard">red</text:p>
      <text:p text:style-name="Standard">244 0xf4 0xf400000 </text:p>
      <text:p text:style-name="Standard">green</text:p>
      <text:p text:style-name="Standard">245 0xf5 0x3d400 </text:p>
      <text:p text:style-name="Standard">red</text:p>
      <text:p text:style-name="Standard">245 0xf5 0xf500000 </text:p>
      <text:p text:style-name="Standard">green</text:p>
      <text:p text:style-name="Standard">246 0xf6 0x3d800 </text:p>
      <text:p text:style-name="Standard">red</text:p>
      <text:p text:style-name="Standard">246 0xf6 0xf600000 </text:p>
      <text:p text:style-name="Standard">green</text:p>
      <text:p text:style-name="Standard">247 0xf7 0x3dc00 </text:p>
      <text:p text:style-name="Standard">red</text:p>
      <text:p text:style-name="Standard">247 0xf7 0xf700000 </text:p>
      <text:p text:style-name="Standard">green</text:p>
      <text:p text:style-name="Standard">248 0xf8 0x3e000 </text:p>
      <text:p text:style-name="Standard">red</text:p>
      <text:p text:style-name="Standard"><text:soft-page-break/>248 0xf8 0xf800000 </text:p>
      <text:p text:style-name="Standard">green</text:p>
      <text:p text:style-name="Standard">249 0xf9 0x3e400 </text:p>
      <text:p text:style-name="Standard">red</text:p>
      <text:p text:style-name="Standard">249 0xf9 0xf900000 </text:p>
      <text:p text:style-name="Standard">green</text:p>
      <text:p text:style-name="Standard">250 0xfa 0x3e800 </text:p>
      <text:p text:style-name="Standard">red</text:p>
      <text:p text:style-name="Standard">250 0xfa 0xfa00000 </text:p>
      <text:p text:style-name="Standard">green</text:p>
      <text:p text:style-name="Standard">251 0xfb 0x3ec00 </text:p>
      <text:p text:style-name="Standard">red</text:p>
      <text:p text:style-name="Standard">251 0xfb 0xfb00000 </text:p>
      <text:p text:style-name="Standard">green</text:p>
      <text:p text:style-name="Standard">252 0xfc 0x3f000 </text:p>
      <text:p text:style-name="Standard">red</text:p>
      <text:p text:style-name="Standard">252 0xfc 0xfc00000 </text:p>
      <text:p text:style-name="Standard">green</text:p>
      <text:p text:style-name="Standard">253 0xfd 0x3f400 </text:p>
      <text:p text:style-name="Standard">red</text:p>
      <text:p text:style-name="Standard">253 0xfd 0xfd00000 </text:p>
      <text:p text:style-name="Standard">green</text:p>
      <text:p text:style-name="Standard">254 0xfe 0x3f800 </text:p>
      <text:p text:style-name="Standard">red</text:p>
      <text:p text:style-name="Standard">254 0xfe 0xfe00000 </text:p>
      <text:p text:style-name="Standard">green</text:p>
      <text:p text:style-name="Standard">255 0xff 0x3fc00 </text:p>
      <text:p text:style-name="Standard">red</text:p>
      <text:p text:style-name="Standard">255 0xff 0xff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06:15:48</meta:creation-date>
    <dc:date>2016-06-16T20:18:36</dc:date>
    <meta:editing-duration>PT56M57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45" meta:paragraph-count="2164" meta:word-count="5221" meta:character-count="31979" meta:non-whitespace-character-count="27773"/>
  </office:meta>
</office:document-meta>
</file>